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cc00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graphic-properties svg:stroke-color="#000000" draw:fill-color="#ccff00" draw:textarea-horizontal-align="justify" draw:textarea-vertical-align="middle" draw:auto-grow-height="false"/>
    </style:style>
    <style:style style:name="gr9" style:family="graphic">
      <style:graphic-properties svg:stroke-color="#000000" draw:fill-color="#99ff33" draw:textarea-horizontal-align="justify" draw:textarea-vertical-align="middle" draw:auto-grow-height="false"/>
    </style:style>
    <style:style style:name="gr10" style:family="graphic">
      <style:graphic-properties svg:stroke-color="#000000" draw:fill-color="#669900" draw:textarea-horizontal-align="justify" draw:textarea-vertical-align="middle" draw:auto-grow-height="false"/>
    </style:style>
    <style:style style:name="gr11" style:family="graphic">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4">
      <style:graphic-properties svg:stroke-color="#000000" draw:fill-color="#ccff00" draw:textarea-vertical-align="middle"/>
    </style:style>
    <style:style style:name="gr15" style:family="graphic" style:parent-style-name="standard" style:list-style-name="L4">
      <style:graphic-properties svg:stroke-color="#000000" draw:fill-color="#ccff00" draw:textarea-vertical-align="middle"/>
    </style:style>
    <style:style style:name="gr16" style:family="graphic" style:parent-style-name="standard" style:list-style-name="L4">
      <style:graphic-properties svg:stroke-color="#000000" draw:fill-color="#99ff33" draw:textarea-vertical-align="middle"/>
    </style:style>
    <style:style style:name="gr17" style:family="graphic" style:parent-style-name="standard" style:list-style-name="L4">
      <style:graphic-properties svg:stroke-color="#000000" draw:fill-color="#99ff33" draw:textarea-vertical-align="middle"/>
    </style:style>
    <style:style style:name="gr18" style:family="graphic" style:parent-style-name="standard" style:list-style-name="L4">
      <style:graphic-properties svg:stroke-color="#000000" draw:fill-color="#669900" draw:textarea-vertical-align="middle"/>
    </style:style>
    <style:style style:name="gr19" style:family="graphic" style:parent-style-name="standard" style:list-style-name="L4">
      <style:graphic-properties svg:stroke-color="#000000" draw:fill-color="#669900" draw:textarea-vertical-align="middle"/>
    </style:style>
    <style:style style:name="gr20" style:family="graphic" style:parent-style-name="standard" style:list-style-name="L4">
      <style:graphic-properties svg:stroke-color="#000000" draw:fill-color="#193300" draw:textarea-vertical-align="middle"/>
    </style:style>
    <style:style style:name="gr21" style:family="graphic" style:parent-style-name="standard" style:list-style-name="L4">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4">
      <style:graphic-properties svg:stroke-color="#000000" draw:fill-color="#ccff00" draw:textarea-vertical-align="middle"/>
    </style:style>
    <style:style style:name="gr29" style:family="graphic" style:parent-style-name="standard" style:list-style-name="L4">
      <style:graphic-properties svg:stroke-color="#000000" draw:fill-color="#ccff00" draw:textarea-vertical-align="middle"/>
    </style:style>
    <style:style style:name="gr30" style:family="graphic" style:parent-style-name="standard" style:list-style-name="L4">
      <style:graphic-properties svg:stroke-color="#000000" draw:fill-color="#99ff33" draw:textarea-vertical-align="middle"/>
    </style:style>
    <style:style style:name="gr31" style:family="graphic" style:parent-style-name="standard" style:list-style-name="L4">
      <style:graphic-properties svg:stroke-color="#000000" draw:fill-color="#99ff33" draw:textarea-vertical-align="middle"/>
    </style:style>
    <style:style style:name="gr32" style:family="graphic" style:parent-style-name="standard" style:list-style-name="L4">
      <style:graphic-properties svg:stroke-color="#000000" draw:fill-color="#669900" draw:textarea-vertical-align="middle"/>
    </style:style>
    <style:style style:name="gr33" style:family="graphic" style:parent-style-name="standard" style:list-style-name="L4">
      <style:graphic-properties svg:stroke-color="#000000" draw:fill-color="#669900" draw:textarea-vertical-align="middle"/>
    </style:style>
    <style:style style:name="gr34" style:family="graphic" style:parent-style-name="standard" style:list-style-name="L4">
      <style:graphic-properties svg:stroke-color="#000000" draw:fill-color="#193300" draw:textarea-vertical-align="middle"/>
    </style:style>
    <style:style style:name="gr35" style:family="graphic" style:parent-style-name="standard" style:list-style-name="L4">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4">
      <style:graphic-properties svg:stroke-color="#000000" draw:fill-color="#ccff00" draw:textarea-vertical-align="middle"/>
    </style:style>
    <style:style style:name="gr39" style:family="graphic" style:parent-style-name="standard" style:list-style-name="L4">
      <style:graphic-properties svg:stroke-color="#000000" draw:fill-color="#ccff00" draw:textarea-vertical-align="middle"/>
    </style:style>
    <style:style style:name="gr40" style:family="graphic" style:parent-style-name="standard" style:list-style-name="L4">
      <style:graphic-properties svg:stroke-color="#000000" draw:fill-color="#99ff33" draw:textarea-vertical-align="middle"/>
    </style:style>
    <style:style style:name="gr41" style:family="graphic" style:parent-style-name="standard" style:list-style-name="L4">
      <style:graphic-properties svg:stroke-color="#000000" draw:fill-color="#99ff33" draw:textarea-vertical-align="middle"/>
    </style:style>
    <style:style style:name="gr42" style:family="graphic" style:parent-style-name="standard" style:list-style-name="L4">
      <style:graphic-properties svg:stroke-color="#000000" draw:fill-color="#669900" draw:textarea-vertical-align="middle"/>
    </style:style>
    <style:style style:name="gr43" style:family="graphic" style:parent-style-name="standard" style:list-style-name="L4">
      <style:graphic-properties svg:stroke-color="#000000" draw:fill-color="#669900" draw:textarea-vertical-align="middle"/>
    </style:style>
    <style:style style:name="gr44" style:family="graphic" style:parent-style-name="standard" style:list-style-name="L4">
      <style:graphic-properties svg:stroke-color="#000000" draw:fill-color="#193300" draw:textarea-vertical-align="middle"/>
    </style:style>
    <style:style style:name="gr45" style:family="graphic" style:parent-style-name="standard" style:list-style-name="L4">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4">
      <style:graphic-properties svg:stroke-color="#000000" draw:fill-color="#ccff00" draw:textarea-vertical-align="middle"/>
    </style:style>
    <style:style style:name="gr48" style:family="graphic" style:parent-style-name="standard" style:list-style-name="L4">
      <style:graphic-properties svg:stroke-color="#000000" draw:fill-color="#ccff00" draw:textarea-vertical-align="middle"/>
    </style:style>
    <style:style style:name="gr49" style:family="graphic" style:parent-style-name="standard" style:list-style-name="L4">
      <style:graphic-properties svg:stroke-color="#000000" draw:fill-color="#99ff33" draw:textarea-vertical-align="middle"/>
    </style:style>
    <style:style style:name="gr50" style:family="graphic" style:parent-style-name="standard" style:list-style-name="L4">
      <style:graphic-properties svg:stroke-color="#000000" draw:fill-color="#99ff33" draw:textarea-vertical-align="middle"/>
    </style:style>
    <style:style style:name="gr51" style:family="graphic" style:parent-style-name="standard" style:list-style-name="L4">
      <style:graphic-properties svg:stroke-color="#000000" draw:fill-color="#669900" draw:textarea-vertical-align="middle"/>
    </style:style>
    <style:style style:name="gr52" style:family="graphic" style:parent-style-name="standard" style:list-style-name="L4">
      <style:graphic-properties svg:stroke-color="#000000" draw:fill-color="#669900" draw:textarea-vertical-align="middle"/>
    </style:style>
    <style:style style:name="gr53" style:family="graphic" style:parent-style-name="standard" style:list-style-name="L4">
      <style:graphic-properties svg:stroke-color="#000000" draw:fill-color="#193300" draw:textarea-vertical-align="middle"/>
    </style:style>
    <style:style style:name="gr54" style:family="graphic" style:parent-style-name="standard" style:list-style-name="L4">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4">
      <style:graphic-properties svg:stroke-color="#000000" draw:fill-color="#ccff00" draw:textarea-vertical-align="middle"/>
    </style:style>
    <style:style style:name="gr59" style:family="graphic" style:parent-style-name="standard" style:list-style-name="L4">
      <style:graphic-properties svg:stroke-color="#000000" draw:fill-color="#ccff00" draw:textarea-vertical-align="middle"/>
    </style:style>
    <style:style style:name="gr60" style:family="graphic" style:parent-style-name="standard" style:list-style-name="L4">
      <style:graphic-properties svg:stroke-color="#000000" draw:fill-color="#99ff33" draw:textarea-vertical-align="middle"/>
    </style:style>
    <style:style style:name="gr61" style:family="graphic" style:parent-style-name="standard" style:list-style-name="L4">
      <style:graphic-properties svg:stroke-color="#000000" draw:fill-color="#99ff33" draw:textarea-vertical-align="middle"/>
    </style:style>
    <style:style style:name="gr62" style:family="graphic" style:parent-style-name="standard" style:list-style-name="L4">
      <style:graphic-properties svg:stroke-color="#000000" draw:fill-color="#669900" draw:textarea-vertical-align="middle"/>
    </style:style>
    <style:style style:name="gr63" style:family="graphic" style:parent-style-name="standard" style:list-style-name="L4">
      <style:graphic-properties svg:stroke-color="#000000" draw:fill-color="#669900" draw:textarea-vertical-align="middle"/>
    </style:style>
    <style:style style:name="gr64" style:family="graphic" style:parent-style-name="standard" style:list-style-name="L4">
      <style:graphic-properties svg:stroke-color="#000000" draw:fill-color="#193300" draw:textarea-vertical-align="middle"/>
    </style:style>
    <style:style style:name="gr65" style:family="graphic" style:parent-style-name="standard" style:list-style-name="L4">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3">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6" style:family="paragraph">
      <style:text-properties style:text-underline-style="solid" style:text-underline-width="auto" style:text-underline-color="font-color"/>
    </style:style>
    <style:style style:name="P7" style:family="paragraph">
      <style:paragraph-properties fo:text-align="center"/>
      <style:text-properties fo:font-size="12pt" style:text-underline-style="solid" style:text-underline-width="auto" style:text-underline-color="font-color" style:font-size-asian="12pt" style:font-size-complex="12pt"/>
    </style:style>
    <style:style style:name="P8" style:family="paragraph">
      <style:text-properties fo:font-size="20pt"/>
    </style:style>
    <style:style style:name="P9" style:family="paragraph">
      <style:text-properties fo:color="#800055" style:font-name="Calibri" fo:font-size="18pt" fo:font-style="italic" style:font-style-asian="italic" style:font-style-complex="italic"/>
    </style:style>
    <style:style style:name="P10" style:family="paragraph">
      <style:text-properties fo:color="#ff6600" style:font-name="Calibri" fo:font-size="18pt" fo:font-style="italic" style:font-style-asian="italic" style:font-style-complex="italic"/>
    </style:style>
    <style:style style:name="P11" style:family="paragraph">
      <style:text-properties fo:color="#006666"/>
    </style:style>
    <style:style style:name="P12" style:family="paragraph">
      <style:text-properties fo:color="#3465a4"/>
    </style:style>
    <style:style style:name="T1" style:family="text">
      <style:text-properties fo:font-size="18pt"/>
    </style:style>
    <style:style style:name="T2" style:family="text">
      <style:text-properties style:font-name="Liberation Sans" fo:font-size="18pt" style:letter-kerning="true" style:font-name-asian="WenQuanYi Zen Hei Sharp" style:font-size-asian="18pt" style:font-name-complex="Lohit Devanagari" style:font-size-complex="18pt"/>
    </style:style>
    <style:style style:name="T3" style:family="text">
      <style:text-properties fo:font-size="18pt" style:text-underline-style="solid" style:text-underline-width="auto" style:text-underline-color="font-color"/>
    </style:style>
    <style:style style:name="T4" style:family="text">
      <style:text-properties fo:font-size="18pt" fo:font-style="italic" style:font-style-asian="italic" style:font-style-complex="italic"/>
    </style:style>
    <style:style style:name="T5" style:family="text">
      <style:text-properties fo:font-size="18pt" style:text-underline-style="none"/>
    </style:style>
    <style:style style:name="T6" style:family="text">
      <style:text-properties style:text-underline-style="solid" style:text-underline-width="auto" style:text-underline-color="font-color"/>
    </style:style>
    <style:style style:name="T7" style:family="text">
      <style:text-properties style:font-name="Liberation Sans"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8" style:family="text">
      <style:text-properties style:use-window-font-color="true" fo:font-size="18pt"/>
    </style:style>
    <style:style style:name="T9" style:family="text">
      <style:text-properties fo:color="#800055" style:font-name="Calibri" fo:font-size="18pt" fo:font-style="italic" style:font-style-asian="italic" style:font-style-complex="italic"/>
    </style:style>
    <style:style style:name="T10" style:family="text">
      <style:text-properties fo:color="#ff6600" style:font-name="Calibri" fo:font-size="18pt" fo:font-style="italic" style:font-style-asian="italic" style:font-style-complex="italic"/>
    </style:style>
    <style:style style:name="T11" style:family="text">
      <style:text-properties fo:font-size="18pt" style:text-underline-style="none"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text:p>
          </draw:text-box>
        </draw:frame>
        <draw:frame presentation:style-name="pr2" draw:layer="layout" svg:width="25.199cm" svg:height="12.178cm" svg:x="1.4cm" svg:y="4.914cm" presentation:class="subtitle">
          <draw:text-box>
            <text:p>of racr-mquat</text:p>
          </draw:text-box>
        </draw:frame>
        <draw:custom-shape draw:style-name="gr1" draw:layer="layout" svg:width="1cm" svg:height="1cm" svg:x="4.4cm" svg:y="15.8cm">
          <text:p/>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1.576cm" svg:height="0.962cm" svg:x="5.4cm" svg:y="15.8cm">
          <draw:text-box>
            <text:p>= currently missing feature in the model</text:p>
          </draw:text-box>
        </draw:frame>
        <draw:frame draw:style-name="gr2" draw:layer="layout" svg:width="9.718cm" svg:height="0.962cm" svg:x="5.424cm" svg:y="17.2cm">
          <draw:text-box>
            <text:p>= in the model, but not evaluated</text:p>
          </draw:text-box>
        </draw:frame>
        <draw:g>
          <draw:custom-shape draw:style-name="gr3" draw:text-style-name="P1"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4.4cm" svg:y="17.2cm" draw:kind="section" draw:start-angle="21.05" draw:end-angle="82.32">
            <text:p/>
          </draw:circle>
        </draw:g>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3" xml:id="id4" draw:id="id4" draw:layer="Layout" svg:width="1.6cm" svg:height="1.2cm" svg:x="15.4cm" svg:y="5.8cm">
          <text:p text:style-name="P3"><text:span text:style-name="T1">root</text:span></text:p>
          <draw:enhanced-geometry svg:viewBox="0 0 21600 21600" draw:type="rectangle" draw:enhanced-path="M 0 0 L 21600 0 21600 21600 0 21600 0 0 Z N"/>
        </draw:custom-shape>
        <draw:custom-shape draw:style-name="gr6" draw:text-style-name="P3" xml:id="id2" draw:id="id2" draw:layer="Layout" svg:width="1.4cm" svg:height="1.4cm" svg:x="13.73cm" svg:y="8.4cm">
          <text:p text:style-name="P3"><text:span text:style-name="T1">S1</text:span></text:p>
          <draw:enhanced-geometry svg:viewBox="0 0 21600 21600" draw:type="rectangle" draw:enhanced-path="M 0 0 L 21600 0 21600 21600 0 21600 0 0 Z N"/>
        </draw:custom-shape>
        <draw:custom-shape draw:style-name="gr6" draw:text-style-name="P3" xml:id="id5" draw:id="id5" draw:layer="Layout" svg:width="1.4cm" svg:height="1.4cm" svg:x="17.4cm" svg:y="8.4cm">
          <text:p text:style-name="P3"><text:span text:style-name="T1">S2</text:span></text:p>
          <draw:enhanced-geometry svg:viewBox="0 0 21600 21600" draw:type="rectangle" draw:enhanced-path="M 0 0 L 21600 0 21600 21600 0 21600 0 0 Z N"/>
        </draw:custom-shape>
        <draw:custom-shape draw:style-name="gr6" draw:text-style-name="P3" xml:id="id1" draw:id="id1" draw:layer="Layout" svg:width="1.4cm" svg:height="1.4cm" svg:x="12.6cm" svg:y="11cm">
          <text:p text:style-name="P3"><text:span text:style-name="T1">CB1</text:span></text:p>
          <draw:enhanced-geometry svg:viewBox="0 0 21600 21600" draw:type="rectangle" draw:enhanced-path="M 0 0 L 21600 0 21600 21600 0 21600 0 0 Z N"/>
        </draw:custom-shape>
        <draw:custom-shape draw:style-name="gr6" draw:text-style-name="P3" xml:id="id6" draw:id="id6" draw:layer="Layout" svg:width="1.4cm" svg:height="1.4cm" svg:x="17cm" svg:y="11cm">
          <text:p text:style-name="P3"><text:span text:style-name="T1">CB2</text:span></text:p>
          <draw:enhanced-geometry svg:viewBox="0 0 21600 21600" draw:type="rectangle" draw:enhanced-path="M 0 0 L 21600 0 21600 21600 0 21600 0 0 Z N"/>
        </draw:custom-shape>
        <draw:custom-shape draw:style-name="gr6" draw:text-style-name="P3" xml:id="id3" draw:id="id3" draw:layer="Layout" svg:width="1.4cm" svg:height="1.4cm" svg:x="14.6cm" svg:y="11cm">
          <text:p text:style-name="P3"><text:span text:style-name="T1">R1</text:span></text:p>
          <draw:enhanced-geometry svg:viewBox="0 0 21600 21600" draw:type="rectangle" draw:enhanced-path="M 0 0 L 21600 0 21600 21600 0 21600 0 0 Z N"/>
        </draw:custom-shape>
        <draw:custom-shape draw:style-name="gr6" draw:text-style-name="P3" xml:id="id7" draw:id="id7" draw:layer="Layout" svg:width="1.4cm" svg:height="1.4cm" svg:x="19cm" svg:y="11cm">
          <text:p text:style-name="P3"><text:span text:style-name="T1">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 draw:start-glue-point="0" draw:end-shape="id2" draw:end-glue-point="2" svg:d="M13300 11000v-501l1130-198v-501" svg:viewBox="0 0 1131 1201">
          <text:p/>
        </draw:connector>
        <draw:connector draw:style-name="gr7" draw:text-style-name="P2" draw:layer="layout" draw:type="lines" svg:x1="14.43cm" svg:y1="9.8cm" svg:x2="15.3cm" svg:y2="11cm" draw:start-shape="id2" draw:start-glue-point="2" draw:end-shape="id3" draw:end-glue-point="0" svg:d="M14430 9800v501l870 198v501" svg:viewBox="0 0 871 1201">
          <text:p/>
        </draw:connector>
        <draw:connector draw:style-name="gr7" draw:text-style-name="P2" draw:layer="layout" draw:type="lines" svg:x1="14.43cm" svg:y1="8.4cm" svg:x2="16.2cm" svg:y2="7cm" draw:start-shape="id2" draw:start-glue-point="0" draw:end-shape="id4" draw:end-glue-point="2" svg:d="M14430 8400v-501l1770-398v-501" svg:viewBox="0 0 1771 1401">
          <text:p/>
        </draw:connector>
        <draw:connector draw:style-name="gr7" draw:text-style-name="P2" draw:layer="layout" draw:type="lines" svg:x1="16.2cm" svg:y1="7cm" svg:x2="18.1cm" svg:y2="8.4cm" draw:start-shape="id4" draw:start-glue-point="2" draw:end-shape="id5" svg:d="M16200 7000v501l1900 398v501" svg:viewBox="0 0 1901 1401">
          <text:p/>
        </draw:connector>
        <draw:connector draw:style-name="gr7" draw:text-style-name="P2" draw:layer="layout" draw:type="lines" svg:x1="18.1cm" svg:y1="9.8cm" svg:x2="17.7cm" svg:y2="11cm" draw:start-shape="id5" draw:start-glue-point="2" draw:end-shape="id6" draw:end-glue-point="0" svg:d="M18100 9800v501l-400 198v501" svg:viewBox="0 0 401 1201">
          <text:p/>
        </draw:connector>
        <draw:custom-shape draw:style-name="gr6" draw:text-style-name="P3" xml:id="id9" draw:id="id9" draw:layer="Layout" svg:width="1.4cm" svg:height="1.4cm" svg:x="19.9cm" svg:y="13.8cm">
          <text:p text:style-name="P3"><text:span text:style-name="T1">CB4</text:span></text:p>
          <draw:enhanced-geometry svg:viewBox="0 0 21600 21600" draw:type="rectangle" draw:enhanced-path="M 0 0 L 21600 0 21600 21600 0 21600 0 0 Z N"/>
        </draw:custom-shape>
        <draw:custom-shape draw:style-name="gr6" draw:text-style-name="P3" xml:id="id8" draw:id="id8" draw:layer="Layout" svg:width="1.4cm" svg:height="1.4cm" svg:x="20.9cm" svg:y="11cm">
          <text:p text:style-name="P3"><text:span text:style-name="T1">S3</text:span></text:p>
          <draw:enhanced-geometry svg:viewBox="0 0 21600 21600" draw:type="rectangle" draw:enhanced-path="M 0 0 L 21600 0 21600 21600 0 21600 0 0 Z N"/>
        </draw:custom-shape>
        <draw:custom-shape draw:style-name="gr6" draw:text-style-name="P3" xml:id="id10" draw:id="id10" draw:layer="Layout" svg:width="1.4cm" svg:height="1.4cm" svg:x="22.1cm" svg:y="13.8cm">
          <text:p text:style-name="P3"><text:span text:style-name="T1">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7" draw:start-glue-point="0" draw:end-shape="id5" draw:end-glue-point="2" svg:d="M19700 11000v-501l-1600-198v-501" svg:viewBox="0 0 1601 1201">
          <text:p/>
        </draw:connector>
        <draw:connector draw:style-name="gr7" draw:text-style-name="P2" draw:layer="layout" draw:type="lines" svg:x1="21.6cm" svg:y1="11cm" svg:x2="18.1cm" svg:y2="9.8cm" draw:start-shape="id8" draw:start-glue-point="0" draw:end-shape="id5" draw:end-glue-point="2" svg:d="M21600 11000v-501l-3500-198v-501" svg:viewBox="0 0 3501 1201">
          <text:p/>
        </draw:connector>
        <draw:connector draw:style-name="gr7" draw:text-style-name="P2" draw:layer="layout" draw:type="lines" svg:x1="21.6cm" svg:y1="12.4cm" svg:x2="20.6cm" svg:y2="13.8cm" draw:start-shape="id8" draw:start-glue-point="2" draw:end-shape="id9" draw:end-glue-point="0" svg:d="M21600 12400v501l-1000 398v501" svg:viewBox="0 0 1001 1401">
          <text:p/>
        </draw:connector>
        <draw:connector draw:style-name="gr7" draw:text-style-name="P2" draw:layer="layout" draw:type="lines" svg:x1="21.6cm" svg:y1="12.4cm" svg:x2="22.8cm" svg:y2="13.8cm" draw:start-shape="id8" draw:start-glue-point="2" draw:end-shape="id10" draw:end-glue-point="0" svg:d="M21600 12400v501l1200 398v501" svg:viewBox="0 0 1201 1401">
          <text:p/>
        </draw:connector>
        <draw:custom-shape draw:style-name="gr8" draw:text-style-name="P3" xml:id="id11" draw:id="id11" draw:layer="Layout" svg:width="1.4cm" svg:height="1.4cm" svg:x="4.6cm" svg:y="6.2cm">
          <text:p text:style-name="P3"><text:span text:style-name="T2">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13" draw:id="id13" draw:layer="Layout" svg:width="1.4cm" svg:height="1.4cm" svg:x="2.4cm" svg:y="8.9cm">
          <text:p text:style-name="P3"><text:span text:style-name="T2">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12" draw:id="id12" draw:layer="Layout" svg:width="1.4cm" svg:height="1.4cm" svg:x="6.2cm" svg:y="8.9cm">
          <text:p text:style-name="P3"><text:span text:style-name="T2">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xml:id="id14" draw:id="id14" draw:layer="Layout" svg:width="1.4cm" svg:height="1.4cm" svg:x="6.2cm" svg:y="11.7cm">
          <text:p text:style-name="P3"><text:span text:style-name="T2">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draw:layer="layout" svg:width="10.8cm" svg:height="6cm" svg:x="1cm" svg:y="14.6cm">
          <draw:text-box>
            <text:p text:style-name="P4"><text:span text:style-name="T1">Software </text:span><text:span text:style-name="T3">comp</text:span><text:span text:style-name="T1">onents (circles) with </text:span><text:span text:style-name="T3">impl</text:span><text:span text:style-name="T1">ementations (round rectangles) and their dependencies (arrows)</text:span></text:p>
            <text:list text:style-name="L3">
              <text:list-item>
                <text:p text:style-name="P4"><text:span text:style-name="T1">dependency specified in contract</text:span><text:span text:style-name="T1"><text:line-break/></text:span><text:span text:style-name="T1">together with NFP-constrains</text:span></text:p>
              </text:list-item>
              <text:list-item>
                <text:p text:style-name="P4"><text:span text:style-name="T1">maybe also parallelism</text:span><text:span text:style-name="T1"><text:line-break/></text:span><text:span text:style-name="T1">constraints for subcomponents,</text:span><text:span text:style-name="T1"><text:line-break/></text:span><text:span text:style-name="T1">e.g. </text:span><text:span text:style-name="T4">C2 – C3</text:span></text:p>
              </text:list-item>
            </text:list>
          </draw:text-box>
        </draw:frame>
        <draw:frame draw:style-name="gr13" draw:text-style-name="P4" draw:layer="layout" svg:width="12.6cm" svg:height="3.095cm" svg:x="13.2cm" svg:y="15.652cm">
          <draw:text-box>
            <text:p text:style-name="P4"><text:span text:style-name="T1">Hardware </text:span><text:span text:style-name="T3">resource</text:span><text:span text:style-name="T5">s</text:span><text:span text:style-name="T1"> (boxes) and</text:span></text:p>
            <text:p text:style-name="P4"><text:span text:style-name="T1">their structure (lines)</text:span></text:p>
            <text:list text:style-name="L3">
              <text:list-item>
                <text:p text:style-name="P4"><text:span text:style-name="T1">provided NFPs</text:span></text:p>
              </text:list-item>
              <text:list-item>
                <text:p text:style-name="P4"><text:span text:style-name="T1">maybe also shared resources, e.g. </text:span><text:span text:style-name="T4">NAS</text:span></text:p>
              </text:list-item>
            </text:list>
          </draw:text-box>
        </draw:frame>
        <draw:rect draw:style-name="gr14" draw:text-style-name="P5" draw:layer="layout" svg:width="1.8cm" svg:height="0.8cm" svg:x="5.6cm" svg:y="7cm" draw:corner-radius="0.5cm">
          <text:p text:style-name="P3"><text:span text:style-name="T2">I1.a</text:span></text:p>
        </draw:rect>
        <draw:rect draw:style-name="gr15" draw:text-style-name="P5" draw:layer="layout" svg:width="1.8cm" svg:height="0.8cm" svg:x="5.6cm" svg:y="7.8cm" draw:corner-radius="0.5cm">
          <text:p text:style-name="P3"><text:span text:style-name="T2">I1.b</text:span></text:p>
        </draw:rect>
        <draw:rect draw:style-name="gr16" draw:text-style-name="P5" draw:layer="layout" svg:width="1.8cm" svg:height="0.8cm" svg:x="3cm" svg:y="9.9cm" draw:corner-radius="0.5cm">
          <text:p text:style-name="P3"><text:span text:style-name="T2">I2.a</text:span></text:p>
        </draw:rect>
        <draw:rect draw:style-name="gr17" draw:text-style-name="P5" draw:layer="layout" svg:width="1.8cm" svg:height="0.8cm" svg:x="3cm" svg:y="10.7cm" draw:corner-radius="0.5cm">
          <text:p text:style-name="P3"><text:span text:style-name="T2">I2.b</text:span></text:p>
        </draw:rect>
        <draw:rect draw:style-name="gr18" draw:text-style-name="P5" draw:layer="layout" svg:width="1.8cm" svg:height="0.8cm" svg:x="6.9cm" svg:y="9.9cm" draw:corner-radius="0.5cm">
          <text:p text:style-name="P3"><text:span text:style-name="T2">I3.a</text:span></text:p>
        </draw:rect>
        <draw:rect draw:style-name="gr19" draw:text-style-name="P5" draw:layer="layout" svg:width="1.8cm" svg:height="0.8cm" svg:x="6.9cm" svg:y="10.7cm" draw:corner-radius="0.5cm">
          <text:p text:style-name="P3"><text:span text:style-name="T2">I3.b</text:span></text:p>
        </draw:rect>
        <draw:rect draw:style-name="gr20" draw:text-style-name="P5" draw:layer="layout" svg:width="1.8cm" svg:height="0.8cm" svg:x="6.9cm" svg:y="12.7cm" draw:corner-radius="0.5cm">
          <text:p text:style-name="P3"><text:span text:style-name="T2">I4.a</text:span></text:p>
        </draw:rect>
        <draw:rect draw:style-name="gr21" draw:text-style-name="P5" draw:layer="layout" svg:width="1.8cm" svg:height="0.8cm" svg:x="6.9cm" svg:y="13.5cm" draw:corner-radius="0.5cm">
          <text:p text:style-name="P3"><text:span text:style-name="T2">I4.b</text:span></text:p>
        </draw:rect>
        <draw:connector draw:style-name="gr22" draw:text-style-name="P2" draw:layer="layout" draw:type="lines" svg:x1="5.3cm" svg:y1="7.6cm" svg:x2="6.2cm" svg:y2="9.6cm" draw:start-shape="id11" draw:start-glue-point="8" draw:end-shape="id12" draw:end-glue-point="6" svg:d="M5300 7600v500l399 1500h501" svg:viewBox="0 0 901 2001">
          <text:p/>
        </draw:connector>
        <draw:connector draw:style-name="gr22" draw:text-style-name="P2" draw:layer="layout" draw:type="lines" svg:x1="5.3cm" svg:y1="7.6cm" svg:x2="3.8cm" svg:y2="9.6cm" draw:start-shape="id11" draw:start-glue-point="8" draw:end-shape="id13" draw:end-glue-point="10" svg:d="M5300 7600v500l-1000 1500h-500" svg:viewBox="0 0 1501 2001">
          <text:p/>
        </draw:connector>
        <draw:connector draw:style-name="gr22" draw:text-style-name="P2"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3" xml:id="id16" draw:id="id16" draw:layer="Layout" svg:width="4.8cm" svg:height="1.4cm" svg:x="9.6cm" svg:y="4cm">
          <text:p text:style-name="P3">virtual root</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6.5cm" svg:y1="5.226cm" svg:x2="5.3cm" svg:y2="6.2cm" draw:start-shape="id15" draw:start-glue-point="6" draw:end-shape="id11" draw:end-glue-point="4" svg:d="M6500 5226h-501l-699 473v501" svg:viewBox="0 0 1201 975">
          <text:p/>
        </draw:connector>
        <draw:connector draw:style-name="gr7" draw:text-style-name="P2" draw:layer="layout" draw:type="lines" svg:x1="14.4cm" svg:y1="4.7cm" svg:x2="16.2cm" svg:y2="5.8cm" draw:start-shape="id16" draw:start-glue-point="7" draw:end-shape="id4" draw:end-glue-point="0" svg:d="M14400 4700h502l1298 599v501" svg:viewBox="0 0 1801 1101">
          <text:p/>
        </draw:connector>
        <draw:line draw:style-name="gr24" draw:text-style-name="P2" draw:layer="layout" svg:x1="12cm" svg:y1="5.6cm" svg:x2="12cm" svg:y2="20.6cm">
          <text:p/>
        </draw:line>
        <draw:frame draw:style-name="gr2" draw:text-style-name="P6" draw:layer="layout" svg:width="3.106cm" svg:height="0.962cm" svg:x="1.3cm" svg:y="7.6cm">
          <draw:text-box>
            <text:p text:style-name="P6"><text:span text:style-name="T6">reqComp</text:span></text:p>
          </draw:text-box>
        </draw:frame>
        <draw:line draw:style-name="gr25" draw:text-style-name="P2" draw:layer="layout" svg:x1="4.8cm" svg:y1="8.8cm" svg:x2="4.2cm" svg:y2="8.2cm">
          <text:p/>
        </draw:line>
        <draw:custom-shape draw:style-name="gr26" draw:text-style-name="P7" xml:id="id15" draw:id="id15" draw:layer="layout" svg:width="1.4cm" svg:height="1.4cm" svg:x="6.5cm" svg:y="4.526cm">
          <text:p text:style-name="P7"><text:span text:style-name="T7">SW</text:span></text:p>
          <text:p text:style-name="P7"><text:span text:style-name="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5.6cm" svg:y="19.6cm">
          <text:p/>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5.4cm" svg:y="17.747cm">
          <text:p/>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3" xml:id="id20" draw:id="id20" draw:layer="Layout" svg:width="1.6cm" svg:height="1.2cm" svg:x="15.4cm" svg:y="5.8cm">
          <text:p text:style-name="P3"><text:span text:style-name="T1">root</text:span></text:p>
          <draw:enhanced-geometry svg:viewBox="0 0 21600 21600" draw:type="rectangle" draw:enhanced-path="M 0 0 L 21600 0 21600 21600 0 21600 0 0 Z N"/>
        </draw:custom-shape>
        <draw:custom-shape draw:style-name="gr6" draw:text-style-name="P3" xml:id="id18" draw:id="id18" draw:layer="Layout" svg:width="1.4cm" svg:height="1.4cm" svg:x="13.73cm" svg:y="8.4cm">
          <text:p text:style-name="P3"><text:span text:style-name="T1">S1</text:span></text:p>
          <draw:enhanced-geometry svg:viewBox="0 0 21600 21600" draw:type="rectangle" draw:enhanced-path="M 0 0 L 21600 0 21600 21600 0 21600 0 0 Z N"/>
        </draw:custom-shape>
        <draw:custom-shape draw:style-name="gr6" draw:text-style-name="P3" xml:id="id21" draw:id="id21" draw:layer="Layout" svg:width="1.4cm" svg:height="1.4cm" svg:x="17.4cm" svg:y="8.4cm">
          <text:p text:style-name="P3"><text:span text:style-name="T1">S2</text:span></text:p>
          <draw:enhanced-geometry svg:viewBox="0 0 21600 21600" draw:type="rectangle" draw:enhanced-path="M 0 0 L 21600 0 21600 21600 0 21600 0 0 Z N"/>
        </draw:custom-shape>
        <draw:custom-shape draw:style-name="gr6" draw:text-style-name="P3" xml:id="id17" draw:id="id17" draw:layer="Layout" svg:width="1.4cm" svg:height="1.4cm" svg:x="12.6cm" svg:y="11cm">
          <text:p text:style-name="P3"><text:span text:style-name="T1">CB1</text:span></text:p>
          <draw:enhanced-geometry svg:viewBox="0 0 21600 21600" draw:type="rectangle" draw:enhanced-path="M 0 0 L 21600 0 21600 21600 0 21600 0 0 Z N"/>
        </draw:custom-shape>
        <draw:custom-shape draw:style-name="gr6" draw:text-style-name="P3" xml:id="id22" draw:id="id22" draw:layer="Layout" svg:width="1.4cm" svg:height="1.4cm" svg:x="17cm" svg:y="11cm">
          <text:p text:style-name="P3"><text:span text:style-name="T1">CB2</text:span></text:p>
          <draw:enhanced-geometry svg:viewBox="0 0 21600 21600" draw:type="rectangle" draw:enhanced-path="M 0 0 L 21600 0 21600 21600 0 21600 0 0 Z N"/>
        </draw:custom-shape>
        <draw:custom-shape draw:style-name="gr6" draw:text-style-name="P3" xml:id="id19" draw:id="id19" draw:layer="Layout" svg:width="1.4cm" svg:height="1.4cm" svg:x="14.6cm" svg:y="11cm">
          <text:p text:style-name="P3"><text:span text:style-name="T1">R1</text:span></text:p>
          <draw:enhanced-geometry svg:viewBox="0 0 21600 21600" draw:type="rectangle" draw:enhanced-path="M 0 0 L 21600 0 21600 21600 0 21600 0 0 Z N"/>
        </draw:custom-shape>
        <draw:custom-shape draw:style-name="gr6" draw:text-style-name="P3" xml:id="id23" draw:id="id23" draw:layer="Layout" svg:width="1.4cm" svg:height="1.4cm" svg:x="19cm" svg:y="11cm">
          <text:p text:style-name="P3"><text:span text:style-name="T1">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 draw:start-glue-point="0" draw:end-shape="id18" draw:end-glue-point="2" svg:d="M13300 11000v-501l1130-198v-501" svg:viewBox="0 0 1131 1201">
          <text:p/>
        </draw:connector>
        <draw:connector draw:style-name="gr7" draw:text-style-name="P2" draw:layer="layout" draw:type="lines" svg:x1="14.43cm" svg:y1="9.8cm" svg:x2="15.3cm" svg:y2="11cm" draw:start-shape="id18" draw:start-glue-point="2" draw:end-shape="id19" draw:end-glue-point="0" svg:d="M14430 9800v501l870 198v501" svg:viewBox="0 0 871 1201">
          <text:p/>
        </draw:connector>
        <draw:connector draw:style-name="gr7" draw:text-style-name="P2" draw:layer="layout" draw:type="lines" svg:x1="14.43cm" svg:y1="8.4cm" svg:x2="16.2cm" svg:y2="7cm" draw:start-shape="id18" draw:start-glue-point="0" draw:end-shape="id20" draw:end-glue-point="2" svg:d="M14430 8400v-501l1770-398v-501" svg:viewBox="0 0 1771 1401">
          <text:p/>
        </draw:connector>
        <draw:connector draw:style-name="gr7" draw:text-style-name="P2" draw:layer="layout" draw:type="lines" svg:x1="16.2cm" svg:y1="7cm" svg:x2="18.1cm" svg:y2="8.4cm" draw:start-shape="id20" draw:start-glue-point="2" draw:end-shape="id21" svg:d="M16200 7000v501l1900 398v501" svg:viewBox="0 0 1901 1401">
          <text:p/>
        </draw:connector>
        <draw:connector draw:style-name="gr7" draw:text-style-name="P2" draw:layer="layout" draw:type="lines" svg:x1="18.1cm" svg:y1="9.8cm" svg:x2="17.7cm" svg:y2="11cm" draw:start-shape="id21" draw:start-glue-point="2" draw:end-shape="id22" draw:end-glue-point="0" svg:d="M18100 9800v501l-400 198v501" svg:viewBox="0 0 401 1201">
          <text:p/>
        </draw:connector>
        <draw:custom-shape draw:style-name="gr6" draw:text-style-name="P3" xml:id="id25" draw:id="id25" draw:layer="Layout" svg:width="1.4cm" svg:height="1.4cm" svg:x="19.9cm" svg:y="13.8cm">
          <text:p text:style-name="P3"><text:span text:style-name="T1">CB4</text:span></text:p>
          <draw:enhanced-geometry svg:viewBox="0 0 21600 21600" draw:type="rectangle" draw:enhanced-path="M 0 0 L 21600 0 21600 21600 0 21600 0 0 Z N"/>
        </draw:custom-shape>
        <draw:custom-shape draw:style-name="gr6" draw:text-style-name="P3" xml:id="id24" draw:id="id24" draw:layer="Layout" svg:width="1.4cm" svg:height="1.4cm" svg:x="20.9cm" svg:y="11cm">
          <text:p text:style-name="P3"><text:span text:style-name="T1">S3</text:span></text:p>
          <draw:enhanced-geometry svg:viewBox="0 0 21600 21600" draw:type="rectangle" draw:enhanced-path="M 0 0 L 21600 0 21600 21600 0 21600 0 0 Z N"/>
        </draw:custom-shape>
        <draw:custom-shape draw:style-name="gr6" draw:text-style-name="P3" xml:id="id26" draw:id="id26" draw:layer="Layout" svg:width="1.4cm" svg:height="1.4cm" svg:x="22.1cm" svg:y="13.8cm">
          <text:p text:style-name="P3"><text:span text:style-name="T1">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3" draw:start-glue-point="0" draw:end-shape="id21" draw:end-glue-point="2" svg:d="M19700 11000v-501l-1600-198v-501" svg:viewBox="0 0 1601 1201">
          <text:p/>
        </draw:connector>
        <draw:connector draw:style-name="gr7" draw:text-style-name="P2" draw:layer="layout" draw:type="lines" svg:x1="21.6cm" svg:y1="11cm" svg:x2="18.1cm" svg:y2="9.8cm" draw:start-shape="id24" draw:start-glue-point="0" draw:end-shape="id21" draw:end-glue-point="2" svg:d="M21600 11000v-501l-3500-198v-501" svg:viewBox="0 0 3501 1201">
          <text:p/>
        </draw:connector>
        <draw:connector draw:style-name="gr7" draw:text-style-name="P2" draw:layer="layout" draw:type="lines" svg:x1="21.6cm" svg:y1="12.4cm" svg:x2="20.6cm" svg:y2="13.8cm" draw:start-shape="id24" draw:start-glue-point="2" draw:end-shape="id25" draw:end-glue-point="0" svg:d="M21600 12400v501l-1000 398v501" svg:viewBox="0 0 1001 1401">
          <text:p/>
        </draw:connector>
        <draw:connector draw:style-name="gr7" draw:text-style-name="P2" draw:layer="layout" draw:type="lines" svg:x1="21.6cm" svg:y1="12.4cm" svg:x2="22.8cm" svg:y2="13.8cm" draw:start-shape="id24" draw:start-glue-point="2" draw:end-shape="id26" draw:end-glue-point="0" svg:d="M21600 12400v501l1200 398v501" svg:viewBox="0 0 1201 1401">
          <text:p/>
        </draw:connector>
        <draw:line draw:style-name="gr24" draw:text-style-name="P2" draw:layer="layout" svg:x1="12cm" svg:y1="5.6cm" svg:x2="12cm" svg:y2="15.4cm">
          <text:p/>
        </draw:line>
        <draw:custom-shape draw:style-name="gr8" draw:text-style-name="P3" xml:id="id27" draw:id="id27" draw:layer="Layout" svg:width="1.4cm" svg:height="1.4cm" svg:x="4.6cm" svg:y="6.2cm">
          <text:p text:style-name="P3"><text:span text:style-name="T2">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33" draw:id="id33" draw:layer="Layout" svg:width="1.4cm" svg:height="1.4cm" svg:x="2.4cm" svg:y="8.9cm">
          <text:p text:style-name="P3"><text:span text:style-name="T2">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29" draw:id="id29" draw:layer="Layout" svg:width="1.4cm" svg:height="1.4cm" svg:x="6.2cm" svg:y="8.9cm">
          <text:p text:style-name="P3"><text:span text:style-name="T2">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xml:id="id31" draw:id="id31" draw:layer="Layout" svg:width="1.4cm" svg:height="1.4cm" svg:x="6.2cm" svg:y="11.7cm">
          <text:p text:style-name="P3"><text:span text:style-name="T2">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24.8cm" svg:height="0.962cm" svg:x="1cm" svg:y="16.153cm">
          <draw:text-box>
            <text:p text:style-name="P4"><text:span text:style-name="T8">Assignment of</text:span><text:span text:style-name="T1"> implementations to HW components (PE)</text:span></text:p>
          </draw:text-box>
        </draw:frame>
        <draw:rect draw:style-name="gr28" draw:text-style-name="P5" xml:id="id28" draw:id="id28" draw:layer="layout" svg:width="1.8cm" svg:height="0.8cm" svg:x="5.6cm" svg:y="7cm" draw:corner-radius="0.5cm">
          <text:p text:style-name="P3"><text:span text:style-name="T2">I1.a</text:span></text:p>
        </draw:rect>
        <draw:rect draw:style-name="gr29" draw:text-style-name="P5" draw:layer="layout" svg:width="1.8cm" svg:height="0.8cm" svg:x="5.6cm" svg:y="7.8cm" draw:corner-radius="0.5cm">
          <text:p text:style-name="P3"><text:span text:style-name="T2">I1.b</text:span></text:p>
        </draw:rect>
        <draw:rect draw:style-name="gr30" draw:text-style-name="P5" draw:layer="layout" svg:width="1.8cm" svg:height="0.8cm" svg:x="3cm" svg:y="9.9cm" draw:corner-radius="0.5cm">
          <text:p text:style-name="P3"><text:span text:style-name="T2">I2.a</text:span></text:p>
        </draw:rect>
        <draw:rect draw:style-name="gr31" draw:text-style-name="P5" xml:id="id34" draw:id="id34" draw:layer="layout" svg:width="1.8cm" svg:height="0.8cm" svg:x="3cm" svg:y="10.7cm" draw:corner-radius="0.5cm">
          <text:p text:style-name="P3"><text:span text:style-name="T2">I2.b</text:span></text:p>
        </draw:rect>
        <draw:rect draw:style-name="gr32" draw:text-style-name="P5" xml:id="id30" draw:id="id30" draw:layer="layout" svg:width="1.8cm" svg:height="0.8cm" svg:x="6.9cm" svg:y="9.9cm" draw:corner-radius="0.5cm">
          <text:p text:style-name="P3"><text:span text:style-name="T2">I3.a</text:span></text:p>
        </draw:rect>
        <draw:rect draw:style-name="gr33" draw:text-style-name="P5" draw:layer="layout" svg:width="1.8cm" svg:height="0.8cm" svg:x="6.9cm" svg:y="10.7cm" draw:corner-radius="0.5cm">
          <text:p text:style-name="P3"><text:span text:style-name="T2">I3.b</text:span></text:p>
        </draw:rect>
        <draw:rect draw:style-name="gr34" draw:text-style-name="P5" xml:id="id32" draw:id="id32" draw:layer="layout" svg:width="1.8cm" svg:height="0.8cm" svg:x="6.9cm" svg:y="12.7cm" draw:corner-radius="0.5cm">
          <text:p text:style-name="P3"><text:span text:style-name="T2">I4.a</text:span></text:p>
        </draw:rect>
        <draw:rect draw:style-name="gr35" draw:text-style-name="P5" draw:layer="layout" svg:width="1.8cm" svg:height="0.8cm" svg:x="6.9cm" svg:y="13.5cm" draw:corner-radius="0.5cm">
          <text:p text:style-name="P3"><text:span text:style-name="T2">I4.b</text:span></text:p>
        </draw:rect>
        <draw:connector draw:style-name="gr36" draw:text-style-name="P2"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2" draw:layer="layout" draw:type="curve" svg:x1="7.395cm" svg:y1="9.105cm" svg:x2="8.7cm" svg:y2="10.3cm" draw:start-shape="id29" draw:start-glue-point="11" draw:end-shape="id30" svg:d="M7395 9105c2709 0 2056 1195 1305 1195" svg:viewBox="0 0 1963 1196">
          <text:p/>
        </draw:connector>
        <draw:connector draw:style-name="gr36" draw:text-style-name="P2"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2" draw:layer="layout" draw:type="curve" svg:x1="2.4cm" svg:y1="9.6cm" svg:x2="3cm" svg:y2="11.1cm" draw:start-shape="id33" draw:start-glue-point="6" draw:end-shape="id34" draw:end-glue-point="3" svg:d="M2400 9600c-751 0-1051 1500 600 1500" svg:viewBox="0 0 1205 1501">
          <text:p/>
        </draw:connector>
        <draw:frame draw:style-name="gr2" draw:text-style-name="P9" draw:layer="layout" svg:width="3.715cm" svg:height="0.886cm" svg:x="5.8cm" svg:y="5.7cm">
          <draw:text-box>
            <text:p text:style-name="P4"><text:span text:style-name="T9">selectedimpl</text:span></text:p>
          </draw:text-box>
        </draw:frame>
        <draw:line draw:style-name="gr37" draw:text-style-name="P2" draw:layer="layout" svg:x1="7.2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2" draw:layer="layout" draw:type="lines" svg:x1="5.3cm" svg:y1="7.6cm" svg:x2="6.2cm" svg:y2="9.6cm" draw:start-shape="id27" draw:start-glue-point="8" draw:end-shape="id29" draw:end-glue-point="6" svg:d="M5300 7600v500l399 1500h501" svg:viewBox="0 0 901 2001">
          <text:p/>
        </draw:connector>
        <draw:connector draw:style-name="gr22" draw:text-style-name="P2" draw:layer="layout" draw:type="lines" svg:x1="5.3cm" svg:y1="7.6cm" svg:x2="3.8cm" svg:y2="9.6cm" draw:start-shape="id27" draw:start-glue-point="8" draw:end-shape="id33" draw:end-glue-point="10" svg:d="M5300 7600v500l-1000 1500h-500" svg:viewBox="0 0 1501 2001">
          <text:p/>
        </draw:connector>
        <draw:connector draw:style-name="gr22" draw:text-style-name="P2" draw:layer="layout" draw:type="lines" svg:x1="6.405cm" svg:y1="10.095cm" svg:x2="6.405cm" svg:y2="11.905cm" draw:start-shape="id29" draw:start-glue-point="7" draw:end-shape="id31" draw:end-glue-point="5" svg:d="M6405 10095v705 399 706" svg:viewBox="0 0 1 1811">
          <text:p/>
        </draw:connector>
        <draw:frame draw:style-name="gr2" draw:text-style-name="P10" draw:layer="layout" svg:width="3.58cm" svg:height="0.886cm" svg:x="12.8cm" svg:y="13.714cm">
          <draw:text-box>
            <text:p text:style-name="P4"><text:span text:style-name="T10">deployedOn</text:span></text:p>
          </draw:text-box>
        </draw:frame>
        <draw:custom-shape draw:style-name="gr23" draw:text-style-name="P3" xml:id="id35" draw:id="id35" draw:layer="Layout" svg:width="4.8cm" svg:height="1.4cm" svg:x="9.6cm" svg:y="4cm">
          <text:p text:style-name="P3">virtual root</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35" draw:start-glue-point="5" draw:end-shape="id27" draw:end-glue-point="4" svg:d="M9600 4700h-501l-3799 999v501" svg:viewBox="0 0 4301 1501">
          <text:p/>
        </draw:connector>
        <draw:connector draw:style-name="gr7" draw:text-style-name="P2"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3" xml:id="id39" draw:id="id39" draw:layer="Layout" svg:width="1.6cm" svg:height="1.2cm" svg:x="15.4cm" svg:y="5.8cm">
          <text:p text:style-name="P3"><text:span text:style-name="T1">root</text:span></text:p>
          <draw:enhanced-geometry svg:viewBox="0 0 21600 21600" draw:type="rectangle" draw:enhanced-path="M 0 0 L 21600 0 21600 21600 0 21600 0 0 Z N"/>
        </draw:custom-shape>
        <draw:custom-shape draw:style-name="gr6" draw:text-style-name="P3" xml:id="id37" draw:id="id37" draw:layer="Layout" svg:width="1.4cm" svg:height="1.4cm" svg:x="13.73cm" svg:y="8.4cm">
          <text:p text:style-name="P3"><text:span text:style-name="T1">S1</text:span></text:p>
          <draw:enhanced-geometry svg:viewBox="0 0 21600 21600" draw:type="rectangle" draw:enhanced-path="M 0 0 L 21600 0 21600 21600 0 21600 0 0 Z N"/>
        </draw:custom-shape>
        <draw:custom-shape draw:style-name="gr6" draw:text-style-name="P3" xml:id="id40" draw:id="id40" draw:layer="Layout" svg:width="1.4cm" svg:height="1.4cm" svg:x="17.4cm" svg:y="8.4cm">
          <text:p text:style-name="P3"><text:span text:style-name="T1">S2</text:span></text:p>
          <draw:enhanced-geometry svg:viewBox="0 0 21600 21600" draw:type="rectangle" draw:enhanced-path="M 0 0 L 21600 0 21600 21600 0 21600 0 0 Z N"/>
        </draw:custom-shape>
        <draw:custom-shape draw:style-name="gr6" draw:text-style-name="P3" xml:id="id36" draw:id="id36" draw:layer="Layout" svg:width="1.4cm" svg:height="1.4cm" svg:x="12.6cm" svg:y="11cm">
          <text:p text:style-name="P3"><text:span text:style-name="T1">CB1</text:span></text:p>
          <draw:enhanced-geometry svg:viewBox="0 0 21600 21600" draw:type="rectangle" draw:enhanced-path="M 0 0 L 21600 0 21600 21600 0 21600 0 0 Z N"/>
        </draw:custom-shape>
        <draw:custom-shape draw:style-name="gr6" draw:text-style-name="P3" xml:id="id41" draw:id="id41" draw:layer="Layout" svg:width="1.4cm" svg:height="1.4cm" svg:x="17cm" svg:y="11cm">
          <text:p text:style-name="P3"><text:span text:style-name="T1">CB2</text:span></text:p>
          <draw:enhanced-geometry svg:viewBox="0 0 21600 21600" draw:type="rectangle" draw:enhanced-path="M 0 0 L 21600 0 21600 21600 0 21600 0 0 Z N"/>
        </draw:custom-shape>
        <draw:custom-shape draw:style-name="gr6" draw:text-style-name="P3" xml:id="id38" draw:id="id38" draw:layer="Layout" svg:width="1.4cm" svg:height="1.4cm" svg:x="14.6cm" svg:y="11cm">
          <text:p text:style-name="P3"><text:span text:style-name="T1">R1</text:span></text:p>
          <draw:enhanced-geometry svg:viewBox="0 0 21600 21600" draw:type="rectangle" draw:enhanced-path="M 0 0 L 21600 0 21600 21600 0 21600 0 0 Z N"/>
        </draw:custom-shape>
        <draw:custom-shape draw:style-name="gr6" draw:text-style-name="P3" xml:id="id42" draw:id="id42" draw:layer="Layout" svg:width="1.4cm" svg:height="1.4cm" svg:x="19cm" svg:y="11cm">
          <text:p text:style-name="P3"><text:span text:style-name="T1">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36" draw:start-glue-point="0" draw:end-shape="id37" draw:end-glue-point="2" svg:d="M13300 11000v-501l1130-198v-501" svg:viewBox="0 0 1131 1201">
          <text:p/>
        </draw:connector>
        <draw:connector draw:style-name="gr7" draw:text-style-name="P2" draw:layer="layout" draw:type="lines" svg:x1="14.43cm" svg:y1="9.8cm" svg:x2="15.3cm" svg:y2="11cm" draw:start-shape="id37" draw:start-glue-point="2" draw:end-shape="id38" draw:end-glue-point="0" svg:d="M14430 9800v501l870 198v501" svg:viewBox="0 0 871 1201">
          <text:p/>
        </draw:connector>
        <draw:connector draw:style-name="gr7" draw:text-style-name="P2" draw:layer="layout" draw:type="lines" svg:x1="14.43cm" svg:y1="8.4cm" svg:x2="16.2cm" svg:y2="7cm" draw:start-shape="id37" draw:start-glue-point="0" draw:end-shape="id39" draw:end-glue-point="2" svg:d="M14430 8400v-501l1770-398v-501" svg:viewBox="0 0 1771 1401">
          <text:p/>
        </draw:connector>
        <draw:connector draw:style-name="gr7" draw:text-style-name="P2" draw:layer="layout" draw:type="lines" svg:x1="16.2cm" svg:y1="7cm" svg:x2="18.1cm" svg:y2="8.4cm" draw:start-shape="id39" draw:start-glue-point="2" draw:end-shape="id40" svg:d="M16200 7000v501l1900 398v501" svg:viewBox="0 0 1901 1401">
          <text:p/>
        </draw:connector>
        <draw:connector draw:style-name="gr7" draw:text-style-name="P2" draw:layer="layout" draw:type="lines" svg:x1="18.1cm" svg:y1="9.8cm" svg:x2="17.7cm" svg:y2="11cm" draw:start-shape="id40" draw:start-glue-point="2" draw:end-shape="id41" draw:end-glue-point="0" svg:d="M18100 9800v501l-400 198v501" svg:viewBox="0 0 401 1201">
          <text:p/>
        </draw:connector>
        <draw:custom-shape draw:style-name="gr6" draw:text-style-name="P3" xml:id="id44" draw:id="id44" draw:layer="Layout" svg:width="1.4cm" svg:height="1.4cm" svg:x="19.9cm" svg:y="13.8cm">
          <text:p text:style-name="P3"><text:span text:style-name="T1">CB4</text:span></text:p>
          <draw:enhanced-geometry svg:viewBox="0 0 21600 21600" draw:type="rectangle" draw:enhanced-path="M 0 0 L 21600 0 21600 21600 0 21600 0 0 Z N"/>
        </draw:custom-shape>
        <draw:custom-shape draw:style-name="gr6" draw:text-style-name="P3" xml:id="id43" draw:id="id43" draw:layer="Layout" svg:width="1.4cm" svg:height="1.4cm" svg:x="20.9cm" svg:y="11cm">
          <text:p text:style-name="P3"><text:span text:style-name="T1">S3</text:span></text:p>
          <draw:enhanced-geometry svg:viewBox="0 0 21600 21600" draw:type="rectangle" draw:enhanced-path="M 0 0 L 21600 0 21600 21600 0 21600 0 0 Z N"/>
        </draw:custom-shape>
        <draw:custom-shape draw:style-name="gr6" draw:text-style-name="P3" xml:id="id45" draw:id="id45" draw:layer="Layout" svg:width="1.4cm" svg:height="1.4cm" svg:x="22.1cm" svg:y="13.8cm">
          <text:p text:style-name="P3"><text:span text:style-name="T1">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42" draw:start-glue-point="0" draw:end-shape="id40" draw:end-glue-point="2" svg:d="M19700 11000v-501l-1600-198v-501" svg:viewBox="0 0 1601 1201">
          <text:p/>
        </draw:connector>
        <draw:connector draw:style-name="gr7" draw:text-style-name="P2" draw:layer="layout" draw:type="lines" svg:x1="21.6cm" svg:y1="11cm" svg:x2="18.1cm" svg:y2="9.8cm" draw:start-shape="id43" draw:start-glue-point="0" draw:end-shape="id40" draw:end-glue-point="2" svg:d="M21600 11000v-501l-3500-198v-501" svg:viewBox="0 0 3501 1201">
          <text:p/>
        </draw:connector>
        <draw:connector draw:style-name="gr7" draw:text-style-name="P2" draw:layer="layout" draw:type="lines" svg:x1="21.6cm" svg:y1="12.4cm" svg:x2="20.6cm" svg:y2="13.8cm" draw:start-shape="id43" draw:start-glue-point="2" draw:end-shape="id44" draw:end-glue-point="0" svg:d="M21600 12400v501l-1000 398v501" svg:viewBox="0 0 1001 1401">
          <text:p/>
        </draw:connector>
        <draw:connector draw:style-name="gr7" draw:text-style-name="P2" draw:layer="layout" draw:type="lines" svg:x1="21.6cm" svg:y1="12.4cm" svg:x2="22.8cm" svg:y2="13.8cm" draw:start-shape="id43" draw:start-glue-point="2" draw:end-shape="id45" draw:end-glue-point="0" svg:d="M21600 12400v501l1200 398v501" svg:viewBox="0 0 1201 1401">
          <text:p/>
        </draw:connector>
        <draw:line draw:style-name="gr24" draw:text-style-name="P2" draw:layer="layout" svg:x1="12cm" svg:y1="5.6cm" svg:x2="12cm" svg:y2="15.4cm">
          <text:p/>
        </draw:line>
        <draw:custom-shape draw:style-name="gr8" draw:text-style-name="P3" xml:id="id46" draw:id="id46" draw:layer="Layout" svg:width="1.4cm" svg:height="1.4cm" svg:x="4.6cm" svg:y="6.2cm">
          <text:p text:style-name="P3"><text:span text:style-name="T2">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52" draw:id="id52" draw:layer="Layout" svg:width="1.4cm" svg:height="1.4cm" svg:x="2.4cm" svg:y="8.9cm">
          <text:p text:style-name="P3"><text:span text:style-name="T2">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48" draw:id="id48" draw:layer="Layout" svg:width="1.4cm" svg:height="1.4cm" svg:x="6.2cm" svg:y="8.9cm">
          <text:p text:style-name="P3"><text:span text:style-name="T2">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xml:id="id50" draw:id="id50" draw:layer="Layout" svg:width="1.4cm" svg:height="1.4cm" svg:x="6.2cm" svg:y="11.7cm">
          <text:p text:style-name="P3"><text:span text:style-name="T2">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24.8cm" svg:height="1.673cm" svg:x="1cm" svg:y="16.153cm">
          <draw:text-box>
            <text:p text:style-name="P4"><text:span text:style-name="T8">Assignment of</text:span><text:span text:style-name="T1"> </text:span><text:span text:style-name="T3">mode</text:span><text:span text:style-name="T1">s implementations to HW components (PE)</text:span></text:p>
            <text:list text:style-name="L3">
              <text:list-item>
                <text:p text:style-name="P4"><text:span text:style-name="T1">if no mode show, the fist (and mostly the only) mode of the impl is meant</text:span></text:p>
              </text:list-item>
            </text:list>
          </draw:text-box>
        </draw:frame>
        <draw:rect draw:style-name="gr38" draw:text-style-name="P5" xml:id="id47" draw:id="id47" draw:layer="layout" svg:width="3cm" svg:height="0.8cm" svg:x="5.6cm" svg:y="7cm" draw:corner-radius="0.5cm">
          <text:p text:style-name="P3"><text:span text:style-name="T2">I1.a#fast</text:span></text:p>
        </draw:rect>
        <draw:rect draw:style-name="gr39" draw:text-style-name="P5" draw:layer="layout" svg:width="1.8cm" svg:height="0.8cm" svg:x="5.6cm" svg:y="7.8cm" draw:corner-radius="0.5cm">
          <text:p text:style-name="P3"><text:span text:style-name="T2">I1.b</text:span></text:p>
        </draw:rect>
        <draw:rect draw:style-name="gr40" draw:text-style-name="P5" draw:layer="layout" svg:width="1.8cm" svg:height="0.8cm" svg:x="3cm" svg:y="9.9cm" draw:corner-radius="0.5cm">
          <text:p text:style-name="P3"><text:span text:style-name="T2">I2.a</text:span></text:p>
        </draw:rect>
        <draw:rect draw:style-name="gr41" draw:text-style-name="P5" xml:id="id53" draw:id="id53" draw:layer="layout" svg:width="3cm" svg:height="0.8cm" svg:x="3cm" svg:y="10.7cm" draw:corner-radius="0.5cm">
          <text:p text:style-name="P3"><text:span text:style-name="T2">I2.b</text:span><text:span text:style-name="T2">#slow</text:span></text:p>
        </draw:rect>
        <draw:rect draw:style-name="gr42" draw:text-style-name="P5" xml:id="id49" draw:id="id49" draw:layer="layout" svg:width="1.8cm" svg:height="0.8cm" svg:x="6.9cm" svg:y="9.9cm" draw:corner-radius="0.5cm">
          <text:p text:style-name="P3"><text:span text:style-name="T2">I3.a</text:span></text:p>
        </draw:rect>
        <draw:rect draw:style-name="gr43" draw:text-style-name="P5" draw:layer="layout" svg:width="1.8cm" svg:height="0.8cm" svg:x="6.9cm" svg:y="10.7cm" draw:corner-radius="0.5cm">
          <text:p text:style-name="P3"><text:span text:style-name="T2">I3.b</text:span></text:p>
        </draw:rect>
        <draw:rect draw:style-name="gr44" draw:text-style-name="P5" xml:id="id51" draw:id="id51" draw:layer="layout" svg:width="1.8cm" svg:height="0.8cm" svg:x="6.9cm" svg:y="12.7cm" draw:corner-radius="0.5cm">
          <text:p text:style-name="P3"><text:span text:style-name="T2">I4.a</text:span></text:p>
        </draw:rect>
        <draw:rect draw:style-name="gr45" draw:text-style-name="P5" draw:layer="layout" svg:width="1.8cm" svg:height="0.8cm" svg:x="6.9cm" svg:y="13.5cm" draw:corner-radius="0.5cm">
          <text:p text:style-name="P3"><text:span text:style-name="T2">I4.b</text:span></text:p>
        </draw:rect>
        <draw:connector draw:style-name="gr46" draw:text-style-name="P2"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2"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2"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2" draw:layer="layout" draw:type="curve" svg:x1="2.4cm" svg:y1="9.6cm" svg:x2="3cm" svg:y2="11.1cm" draw:start-shape="id52" draw:start-glue-point="6" draw:end-shape="id53" draw:end-glue-point="3" svg:d="M2400 9600c-751 0-1051 1500 600 1500" svg:viewBox="0 0 1205 1501">
          <text:p/>
        </draw:connector>
        <draw:line draw:style-name="gr37" draw:text-style-name="P2" draw:layer="layout" svg:x1="8.4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3.939cm" svg:height="6.621cm" draw:transform="skewX (-0.0654498469497873)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46" draw:start-glue-point="8" draw:end-shape="id48" draw:end-glue-point="6" svg:d="M5300 7600v500l399 1500h501" svg:viewBox="0 0 901 2001">
          <text:p/>
        </draw:connector>
        <draw:connector draw:style-name="gr22" draw:text-style-name="P2" draw:layer="layout" draw:type="lines" svg:x1="5.3cm" svg:y1="7.6cm" svg:x2="3.8cm" svg:y2="9.6cm" draw:start-shape="id46" draw:start-glue-point="8" draw:end-shape="id52" draw:end-glue-point="10" svg:d="M5300 7600v500l-1000 1500h-500" svg:viewBox="0 0 1501 2001">
          <text:p/>
        </draw:connector>
        <draw:connector draw:style-name="gr22" draw:text-style-name="P2" draw:layer="layout" draw:type="lines" svg:x1="6.405cm" svg:y1="10.095cm" svg:x2="6.405cm" svg:y2="11.905cm" draw:start-shape="id48" draw:start-glue-point="7" draw:end-shape="id50" draw:end-glue-point="5" svg:d="M6405 10095v705 399 706" svg:viewBox="0 0 1 1811">
          <text:p/>
        </draw:connector>
        <draw:custom-shape draw:style-name="gr23" draw:text-style-name="P3" xml:id="id54" draw:id="id54" draw:layer="Layout" svg:width="4.8cm" svg:height="1.4cm" svg:x="9.6cm" svg:y="4cm">
          <text:p text:style-name="P3">virtual root</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54" draw:start-glue-point="5" draw:end-shape="id46" draw:end-glue-point="4" svg:d="M9600 4700h-501l-3799 999v501" svg:viewBox="0 0 4301 1501">
          <text:p/>
        </draw:connector>
        <draw:connector draw:style-name="gr7" draw:text-style-name="P2"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g>
          <draw:custom-shape draw:style-name="gr3" draw:text-style-name="P1" draw:layer="layout" svg:width="1cm" svg:height="1cm" svg:x="22.4cm" svg:y="16.8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2.4cm" svg:y="16.826cm" draw:kind="section" draw:start-angle="21.05" draw:end-angle="82.32">
            <text:p/>
          </draw:circle>
        </draw:g>
        <presentation:notes draw:style-name="dp2">
          <draw:page-thumbnail draw:style-name="gr5"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3" xml:id="id58" draw:id="id58" draw:layer="Layout" svg:width="1.6cm" svg:height="1.2cm" svg:x="15.4cm" svg:y="5.8cm">
          <text:p text:style-name="P3"><text:span text:style-name="T1">root</text:span></text:p>
          <draw:enhanced-geometry svg:viewBox="0 0 21600 21600" draw:type="rectangle" draw:enhanced-path="M 0 0 L 21600 0 21600 21600 0 21600 0 0 Z N"/>
        </draw:custom-shape>
        <draw:custom-shape draw:style-name="gr6" draw:text-style-name="P3" xml:id="id56" draw:id="id56" draw:layer="Layout" svg:width="1.4cm" svg:height="1.4cm" svg:x="13.73cm" svg:y="8.4cm">
          <text:p text:style-name="P3"><text:span text:style-name="T1">S1</text:span></text:p>
          <draw:enhanced-geometry svg:viewBox="0 0 21600 21600" draw:type="rectangle" draw:enhanced-path="M 0 0 L 21600 0 21600 21600 0 21600 0 0 Z N"/>
        </draw:custom-shape>
        <draw:custom-shape draw:style-name="gr6" draw:text-style-name="P3" xml:id="id59" draw:id="id59" draw:layer="Layout" svg:width="1.4cm" svg:height="1.4cm" svg:x="17.4cm" svg:y="8.4cm">
          <text:p text:style-name="P3"><text:span text:style-name="T1">S2</text:span></text:p>
          <draw:enhanced-geometry svg:viewBox="0 0 21600 21600" draw:type="rectangle" draw:enhanced-path="M 0 0 L 21600 0 21600 21600 0 21600 0 0 Z N"/>
        </draw:custom-shape>
        <draw:custom-shape draw:style-name="gr6" draw:text-style-name="P3" xml:id="id55" draw:id="id55" draw:layer="Layout" svg:width="1.4cm" svg:height="1.4cm" svg:x="12.6cm" svg:y="11cm">
          <text:p text:style-name="P3"><text:span text:style-name="T1">CB1</text:span></text:p>
          <draw:enhanced-geometry svg:viewBox="0 0 21600 21600" draw:type="rectangle" draw:enhanced-path="M 0 0 L 21600 0 21600 21600 0 21600 0 0 Z N"/>
        </draw:custom-shape>
        <draw:custom-shape draw:style-name="gr6" draw:text-style-name="P3" xml:id="id60" draw:id="id60" draw:layer="Layout" svg:width="1.4cm" svg:height="1.4cm" svg:x="17cm" svg:y="11cm">
          <text:p text:style-name="P3"><text:span text:style-name="T1">CB2</text:span></text:p>
          <draw:enhanced-geometry svg:viewBox="0 0 21600 21600" draw:type="rectangle" draw:enhanced-path="M 0 0 L 21600 0 21600 21600 0 21600 0 0 Z N"/>
        </draw:custom-shape>
        <draw:custom-shape draw:style-name="gr6" draw:text-style-name="P3" xml:id="id57" draw:id="id57" draw:layer="Layout" svg:width="1.4cm" svg:height="1.4cm" svg:x="14.6cm" svg:y="11cm">
          <text:p text:style-name="P3"><text:span text:style-name="T1">R1</text:span></text:p>
          <draw:enhanced-geometry svg:viewBox="0 0 21600 21600" draw:type="rectangle" draw:enhanced-path="M 0 0 L 21600 0 21600 21600 0 21600 0 0 Z N"/>
        </draw:custom-shape>
        <draw:custom-shape draw:style-name="gr6" draw:text-style-name="P3" xml:id="id61" draw:id="id61" draw:layer="Layout" svg:width="1.4cm" svg:height="1.4cm" svg:x="19cm" svg:y="11cm">
          <text:p text:style-name="P3"><text:span text:style-name="T1">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55" draw:start-glue-point="0" draw:end-shape="id56" draw:end-glue-point="2" svg:d="M13300 11000v-501l1130-198v-501" svg:viewBox="0 0 1131 1201">
          <text:p/>
        </draw:connector>
        <draw:connector draw:style-name="gr7" draw:text-style-name="P2" draw:layer="layout" draw:type="lines" svg:x1="14.43cm" svg:y1="9.8cm" svg:x2="15.3cm" svg:y2="11cm" draw:start-shape="id56" draw:start-glue-point="2" draw:end-shape="id57" draw:end-glue-point="0" svg:d="M14430 9800v501l870 198v501" svg:viewBox="0 0 871 1201">
          <text:p/>
        </draw:connector>
        <draw:connector draw:style-name="gr7" draw:text-style-name="P2" draw:layer="layout" draw:type="lines" svg:x1="14.43cm" svg:y1="8.4cm" svg:x2="16.2cm" svg:y2="7cm" draw:start-shape="id56" draw:start-glue-point="0" draw:end-shape="id58" draw:end-glue-point="2" svg:d="M14430 8400v-501l1770-398v-501" svg:viewBox="0 0 1771 1401">
          <text:p/>
        </draw:connector>
        <draw:connector draw:style-name="gr7" draw:text-style-name="P2" draw:layer="layout" draw:type="lines" svg:x1="16.2cm" svg:y1="7cm" svg:x2="18.1cm" svg:y2="8.4cm" draw:start-shape="id58" draw:start-glue-point="2" draw:end-shape="id59" svg:d="M16200 7000v501l1900 398v501" svg:viewBox="0 0 1901 1401">
          <text:p/>
        </draw:connector>
        <draw:connector draw:style-name="gr7" draw:text-style-name="P2" draw:layer="layout" draw:type="lines" svg:x1="18.1cm" svg:y1="9.8cm" svg:x2="17.7cm" svg:y2="11cm" draw:start-shape="id59" draw:start-glue-point="2" draw:end-shape="id60" draw:end-glue-point="0" svg:d="M18100 9800v501l-400 198v501" svg:viewBox="0 0 401 1201">
          <text:p/>
        </draw:connector>
        <draw:custom-shape draw:style-name="gr6" draw:text-style-name="P3" xml:id="id63" draw:id="id63" draw:layer="Layout" svg:width="1.4cm" svg:height="1.4cm" svg:x="19.9cm" svg:y="13.8cm">
          <text:p text:style-name="P3"><text:span text:style-name="T1">CB4</text:span></text:p>
          <draw:enhanced-geometry svg:viewBox="0 0 21600 21600" draw:type="rectangle" draw:enhanced-path="M 0 0 L 21600 0 21600 21600 0 21600 0 0 Z N"/>
        </draw:custom-shape>
        <draw:custom-shape draw:style-name="gr6" draw:text-style-name="P3" xml:id="id62" draw:id="id62" draw:layer="Layout" svg:width="1.4cm" svg:height="1.4cm" svg:x="20.9cm" svg:y="11cm">
          <text:p text:style-name="P3"><text:span text:style-name="T1">S3</text:span></text:p>
          <draw:enhanced-geometry svg:viewBox="0 0 21600 21600" draw:type="rectangle" draw:enhanced-path="M 0 0 L 21600 0 21600 21600 0 21600 0 0 Z N"/>
        </draw:custom-shape>
        <draw:custom-shape draw:style-name="gr6" draw:text-style-name="P3" xml:id="id64" draw:id="id64" draw:layer="Layout" svg:width="1.4cm" svg:height="1.4cm" svg:x="22.1cm" svg:y="13.8cm">
          <text:p text:style-name="P3"><text:span text:style-name="T1">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61" draw:start-glue-point="0" draw:end-shape="id59" draw:end-glue-point="2" svg:d="M19700 11000v-501l-1600-198v-501" svg:viewBox="0 0 1601 1201">
          <text:p/>
        </draw:connector>
        <draw:connector draw:style-name="gr7" draw:text-style-name="P2" draw:layer="layout" draw:type="lines" svg:x1="21.6cm" svg:y1="11cm" svg:x2="18.1cm" svg:y2="9.8cm" draw:start-shape="id62" draw:start-glue-point="0" draw:end-shape="id59" draw:end-glue-point="2" svg:d="M21600 11000v-501l-3500-198v-501" svg:viewBox="0 0 3501 1201">
          <text:p/>
        </draw:connector>
        <draw:connector draw:style-name="gr7" draw:text-style-name="P2" draw:layer="layout" draw:type="lines" svg:x1="21.6cm" svg:y1="12.4cm" svg:x2="20.6cm" svg:y2="13.8cm" draw:start-shape="id62" draw:start-glue-point="2" draw:end-shape="id63" draw:end-glue-point="0" svg:d="M21600 12400v501l-1000 398v501" svg:viewBox="0 0 1001 1401">
          <text:p/>
        </draw:connector>
        <draw:connector draw:style-name="gr7" draw:text-style-name="P2" draw:layer="layout" draw:type="lines" svg:x1="21.6cm" svg:y1="12.4cm" svg:x2="22.8cm" svg:y2="13.8cm" draw:start-shape="id62" draw:start-glue-point="2" draw:end-shape="id64" draw:end-glue-point="0" svg:d="M21600 12400v501l1200 398v501" svg:viewBox="0 0 1201 1401">
          <text:p/>
        </draw:connector>
        <draw:line draw:style-name="gr24" draw:text-style-name="P2" draw:layer="layout" svg:x1="12cm" svg:y1="5.6cm" svg:x2="12cm" svg:y2="15.4cm">
          <text:p/>
        </draw:line>
        <draw:custom-shape draw:style-name="gr8" draw:text-style-name="P3" xml:id="id65" draw:id="id65" draw:layer="Layout" svg:width="1.4cm" svg:height="1.4cm" svg:x="4.6cm" svg:y="6.2cm">
          <text:p text:style-name="P3"><text:span text:style-name="T2">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71" draw:id="id71" draw:layer="Layout" svg:width="1.4cm" svg:height="1.4cm" svg:x="2.4cm" svg:y="8.9cm">
          <text:p text:style-name="P3"><text:span text:style-name="T2">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67" draw:id="id67" draw:layer="Layout" svg:width="1.4cm" svg:height="1.4cm" svg:x="6.2cm" svg:y="8.9cm">
          <text:p text:style-name="P3"><text:span text:style-name="T2">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xml:id="id69" draw:id="id69" draw:layer="Layout" svg:width="1.4cm" svg:height="1.4cm" svg:x="6.2cm" svg:y="11.7cm">
          <text:p text:style-name="P3"><text:span text:style-name="T2">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24.8cm" svg:height="3.806cm" svg:x="1cm" svg:y="16.153cm">
          <draw:text-box>
            <text:p text:style-name="P4"><text:span text:style-name="T3">Request</text:span><text:span text:style-name="T1"> keeps information on</text:span></text:p>
            <text:list text:style-name="L3">
              <text:list-item>
                <text:p text:style-name="P4"><text:span text:style-name="T1">concrete values of </text:span><text:span text:style-name="T3">metaparameter</text:span><text:span text:style-name="T1">s (</text:span><text:span text:style-name="T4">list size, video resolution, particle count, …</text:span><text:span text:style-name="T1">)</text:span></text:p>
              </text:list-item>
              <text:list-item>
                <text:p text:style-name="P4"><text:span text:style-name="T3">constraints</text:span><text:span text:style-name="T1"> on properties of called component (</text:span><text:span text:style-name="T4">response time max 400ms, precision min 0.4, …</text:span><text:span text:style-name="T1">) [optional]</text:span></text:p>
              </text:list-item>
              <text:list-item>
                <text:p text:style-name="P4"><text:span text:style-name="T3">objective</text:span><text:span text:style-name="T1"> (</text:span><text:span text:style-name="T4">minimize energy, maximize precision, …</text:span><text:span text:style-name="T1">) [optional, energy is default]</text:span></text:p>
              </text:list-item>
            </text:list>
          </draw:text-box>
        </draw:frame>
        <draw:rect draw:style-name="gr47" draw:text-style-name="P5" xml:id="id66" draw:id="id66" draw:layer="layout" svg:width="3cm" svg:height="0.8cm" svg:x="5.6cm" svg:y="7cm" draw:corner-radius="0.5cm">
          <text:p text:style-name="P3"><text:span text:style-name="T2">I1.a#fast</text:span></text:p>
        </draw:rect>
        <draw:rect draw:style-name="gr48" draw:text-style-name="P5" draw:layer="layout" svg:width="1.8cm" svg:height="0.8cm" svg:x="5.6cm" svg:y="7.8cm" draw:corner-radius="0.5cm">
          <text:p text:style-name="P3"><text:span text:style-name="T2">I1.b</text:span></text:p>
        </draw:rect>
        <draw:rect draw:style-name="gr49" draw:text-style-name="P5" draw:layer="layout" svg:width="1.8cm" svg:height="0.8cm" svg:x="3cm" svg:y="9.9cm" draw:corner-radius="0.5cm">
          <text:p text:style-name="P3"><text:span text:style-name="T2">I2.a</text:span></text:p>
        </draw:rect>
        <draw:rect draw:style-name="gr50" draw:text-style-name="P5" xml:id="id72" draw:id="id72" draw:layer="layout" svg:width="3cm" svg:height="0.8cm" svg:x="3cm" svg:y="10.7cm" draw:corner-radius="0.5cm">
          <text:p text:style-name="P3"><text:span text:style-name="T2">I2.b</text:span><text:span text:style-name="T2">#slow</text:span></text:p>
        </draw:rect>
        <draw:rect draw:style-name="gr51" draw:text-style-name="P5" xml:id="id68" draw:id="id68" draw:layer="layout" svg:width="1.8cm" svg:height="0.8cm" svg:x="6.9cm" svg:y="9.9cm" draw:corner-radius="0.5cm">
          <text:p text:style-name="P3"><text:span text:style-name="T2">I3.a</text:span></text:p>
        </draw:rect>
        <draw:rect draw:style-name="gr52" draw:text-style-name="P5" draw:layer="layout" svg:width="1.8cm" svg:height="0.8cm" svg:x="6.9cm" svg:y="10.7cm" draw:corner-radius="0.5cm">
          <text:p text:style-name="P3"><text:span text:style-name="T2">I3.b</text:span></text:p>
        </draw:rect>
        <draw:rect draw:style-name="gr53" draw:text-style-name="P5" xml:id="id70" draw:id="id70" draw:layer="layout" svg:width="1.8cm" svg:height="0.8cm" svg:x="6.9cm" svg:y="12.7cm" draw:corner-radius="0.5cm">
          <text:p text:style-name="P3"><text:span text:style-name="T2">I4.a</text:span></text:p>
        </draw:rect>
        <draw:rect draw:style-name="gr54" draw:text-style-name="P5" draw:layer="layout" svg:width="1.8cm" svg:height="0.8cm" svg:x="6.9cm" svg:y="13.5cm" draw:corner-radius="0.5cm">
          <text:p text:style-name="P3"><text:span text:style-name="T2">I4.b</text:span></text:p>
        </draw:rect>
        <draw:connector draw:style-name="gr46" draw:text-style-name="P2"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2"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2"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2" draw:layer="layout" draw:type="curve" svg:x1="2.4cm" svg:y1="9.6cm" svg:x2="3cm" svg:y2="11.1cm" draw:start-shape="id71" draw:start-glue-point="6" draw:end-shape="id72"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3)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65" draw:start-glue-point="8" draw:end-shape="id67" draw:end-glue-point="6" svg:d="M5300 7600v500l399 1500h501" svg:viewBox="0 0 901 2001">
          <text:p/>
        </draw:connector>
        <draw:connector draw:style-name="gr22" draw:text-style-name="P2" draw:layer="layout" draw:type="lines" svg:x1="5.3cm" svg:y1="7.6cm" svg:x2="3.8cm" svg:y2="9.6cm" draw:start-shape="id65" draw:start-glue-point="8" draw:end-shape="id71" draw:end-glue-point="10" svg:d="M5300 7600v500l-1000 1500h-500" svg:viewBox="0 0 1501 2001">
          <text:p/>
        </draw:connector>
        <draw:connector draw:style-name="gr22" draw:text-style-name="P2" draw:layer="layout" draw:type="lines" svg:x1="6.405cm" svg:y1="10.095cm" svg:x2="6.405cm" svg:y2="11.905cm" draw:start-shape="id67" draw:start-glue-point="7" draw:end-shape="id69" draw:end-glue-point="5" svg:d="M6405 10095v705 399 706" svg:viewBox="0 0 1 1811">
          <text:p/>
        </draw:connector>
        <draw:custom-shape draw:style-name="gr23" draw:text-style-name="P3" xml:id="id73" draw:id="id73" draw:layer="Layout" svg:width="4.8cm" svg:height="1.4cm" svg:x="9.6cm" svg:y="4cm">
          <text:p text:style-name="P3">virtual root</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73" draw:start-glue-point="5" draw:end-shape="id65" draw:end-glue-point="4" svg:d="M9600 4700h-501l-3799 999v501" svg:viewBox="0 0 4301 1501">
          <text:p/>
        </draw:connector>
        <draw:connector draw:style-name="gr7" draw:text-style-name="P2"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 xml:id="id74" draw:id="id74"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75" draw:id="id75"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74" draw:start-glue-point="10" draw:end-shape="id75" draw:end-glue-point="3" svg:d="M20001 5399v1001h599" svg:viewBox="0 0 600 1002">
          <text:p/>
        </draw:connector>
        <draw:custom-shape draw:style-name="gr56" draw:text-style-name="P1" xml:id="id76" draw:id="id76"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74" draw:start-glue-point="10" draw:end-shape="id76" draw:end-glue-point="3" svg:d="M20001 5399v2401h599" svg:viewBox="0 0 600 2402">
          <text:p/>
        </draw:connector>
        <draw:custom-shape draw:style-name="gr56" draw:text-style-name="P1" xml:id="id77" draw:id="id77"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74" draw:start-glue-point="10" draw:end-shape="id77" draw:end-glue-point="3" svg:d="M20001 5399v3401h599" svg:viewBox="0 0 600 3402">
          <text:p/>
        </draw:connector>
        <draw:connector draw:style-name="gr7" draw:text-style-name="P2" draw:layer="layout" draw:type="lines" svg:x1="12cm" svg:y1="4cm" svg:x2="21.3cm" svg:y2="4.343cm" draw:start-shape="id73" draw:start-glue-point="4" draw:end-shape="id74" draw:end-glue-point="5" svg:d="M12000 4000v-501l9300 342v502" svg:viewBox="0 0 9301 845">
          <text:p/>
        </draw:connector>
        <draw:frame draw:style-name="gr2" draw:text-style-name="P11" draw:layer="layout" svg:width="0.748cm" svg:height="0.962cm" svg:x="20.073cm" svg:y="7.2cm">
          <draw:text-box>
            <text:p text:style-name="P11">*</text:p>
          </draw:text-box>
        </draw:frame>
        <draw:frame draw:style-name="gr2" draw:text-style-name="P11" draw:layer="layout" svg:width="0.748cm" svg:height="0.962cm" svg:x="20.073cm" svg:y="5.8cm">
          <draw:text-box>
            <text:p text:style-name="P11">*</text:p>
          </draw:text-box>
        </draw:frame>
        <draw:g>
          <draw:custom-shape draw:style-name="gr3" draw:text-style-name="P1" draw:layer="layout" svg:width="1cm" svg:height="1cm" svg:x="25.4cm" svg:y="17.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5.4cm" svg:y="17.6cm" draw:kind="section" draw:start-angle="21.05" draw:end-angle="82.32">
            <text:p/>
          </draw:circle>
        </draw:g>
        <draw:g>
          <draw:custom-shape draw:style-name="gr3" draw:text-style-name="P1" draw:layer="layout" svg:width="1cm" svg:height="1cm" svg:x="24cm" svg:y="18.95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4cm" svg:y="18.959cm" draw:kind="section" draw:start-angle="21.05" draw:end-angle="82.32">
            <text:p/>
          </draw:circle>
        </draw:g>
        <presentation:notes draw:style-name="dp2">
          <draw:page-thumbnail draw:style-name="gr5" draw:layer="layout" svg:width="14.848cm" svg:height="11.135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3" xml:id="id81" draw:id="id81" draw:layer="Layout" svg:width="1.6cm" svg:height="1.2cm" svg:x="15.4cm" svg:y="5.8cm">
          <text:p text:style-name="P3"><text:span text:style-name="T1">root</text:span></text:p>
          <draw:enhanced-geometry svg:viewBox="0 0 21600 21600" draw:type="rectangle" draw:enhanced-path="M 0 0 L 21600 0 21600 21600 0 21600 0 0 Z N"/>
        </draw:custom-shape>
        <draw:custom-shape draw:style-name="gr6" draw:text-style-name="P3" xml:id="id79" draw:id="id79" draw:layer="Layout" svg:width="1.4cm" svg:height="1.4cm" svg:x="13.73cm" svg:y="8.4cm">
          <text:p text:style-name="P3"><text:span text:style-name="T1">S1</text:span></text:p>
          <draw:enhanced-geometry svg:viewBox="0 0 21600 21600" draw:type="rectangle" draw:enhanced-path="M 0 0 L 21600 0 21600 21600 0 21600 0 0 Z N"/>
        </draw:custom-shape>
        <draw:custom-shape draw:style-name="gr6" draw:text-style-name="P3" xml:id="id82" draw:id="id82" draw:layer="Layout" svg:width="1.4cm" svg:height="1.4cm" svg:x="17.4cm" svg:y="8.4cm">
          <text:p text:style-name="P3"><text:span text:style-name="T1">S2</text:span></text:p>
          <draw:enhanced-geometry svg:viewBox="0 0 21600 21600" draw:type="rectangle" draw:enhanced-path="M 0 0 L 21600 0 21600 21600 0 21600 0 0 Z N"/>
        </draw:custom-shape>
        <draw:custom-shape draw:style-name="gr6" draw:text-style-name="P3" xml:id="id78" draw:id="id78" draw:layer="Layout" svg:width="1.4cm" svg:height="1.4cm" svg:x="12.6cm" svg:y="11cm">
          <text:p text:style-name="P3"><text:span text:style-name="T1">CB1</text:span></text:p>
          <draw:enhanced-geometry svg:viewBox="0 0 21600 21600" draw:type="rectangle" draw:enhanced-path="M 0 0 L 21600 0 21600 21600 0 21600 0 0 Z N"/>
        </draw:custom-shape>
        <draw:custom-shape draw:style-name="gr6" draw:text-style-name="P3" xml:id="id83" draw:id="id83" draw:layer="Layout" svg:width="1.4cm" svg:height="1.4cm" svg:x="17cm" svg:y="11cm">
          <text:p text:style-name="P3"><text:span text:style-name="T1">CB2</text:span></text:p>
          <draw:enhanced-geometry svg:viewBox="0 0 21600 21600" draw:type="rectangle" draw:enhanced-path="M 0 0 L 21600 0 21600 21600 0 21600 0 0 Z N"/>
        </draw:custom-shape>
        <draw:custom-shape draw:style-name="gr6" draw:text-style-name="P3" xml:id="id80" draw:id="id80" draw:layer="Layout" svg:width="1.4cm" svg:height="1.4cm" svg:x="14.6cm" svg:y="11cm">
          <draw:glue-point draw:id="4" svg:x="-3.571cm" svg:y="5cm"/>
          <text:p text:style-name="P3"><text:span text:style-name="T1">R1</text:span></text:p>
          <draw:enhanced-geometry svg:viewBox="0 0 21600 21600" draw:type="rectangle" draw:enhanced-path="M 0 0 L 21600 0 21600 21600 0 21600 0 0 Z N"/>
        </draw:custom-shape>
        <draw:custom-shape draw:style-name="gr6" draw:text-style-name="P3" xml:id="id84" draw:id="id84" draw:layer="Layout" svg:width="1.4cm" svg:height="1.4cm" svg:x="19cm" svg:y="11cm">
          <text:p text:style-name="P3"><text:span text:style-name="T1">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78" draw:start-glue-point="0" draw:end-shape="id79" draw:end-glue-point="2" svg:d="M13300 11000v-501l1130-198v-501" svg:viewBox="0 0 1131 1201">
          <text:p/>
        </draw:connector>
        <draw:connector draw:style-name="gr7" draw:text-style-name="P2" draw:layer="layout" draw:type="lines" svg:x1="14.43cm" svg:y1="9.8cm" svg:x2="15.3cm" svg:y2="11cm" draw:start-shape="id79" draw:start-glue-point="2" draw:end-shape="id80" draw:end-glue-point="0" svg:d="M14430 9800v501l870 198v501" svg:viewBox="0 0 871 1201">
          <text:p/>
        </draw:connector>
        <draw:connector draw:style-name="gr7" draw:text-style-name="P2" draw:layer="layout" draw:type="lines" svg:x1="14.43cm" svg:y1="8.4cm" svg:x2="16.2cm" svg:y2="7cm" draw:start-shape="id79" draw:start-glue-point="0" draw:end-shape="id81" draw:end-glue-point="2" svg:d="M14430 8400v-501l1770-398v-501" svg:viewBox="0 0 1771 1401">
          <text:p/>
        </draw:connector>
        <draw:connector draw:style-name="gr7" draw:text-style-name="P2" draw:layer="layout" draw:type="lines" svg:x1="16.2cm" svg:y1="7cm" svg:x2="18.1cm" svg:y2="8.4cm" draw:start-shape="id81" draw:start-glue-point="2" draw:end-shape="id82" svg:d="M16200 7000v501l1900 398v501" svg:viewBox="0 0 1901 1401">
          <text:p/>
        </draw:connector>
        <draw:connector draw:style-name="gr7" draw:text-style-name="P2" draw:layer="layout" draw:type="lines" svg:x1="18.1cm" svg:y1="9.8cm" svg:x2="17.7cm" svg:y2="11cm" draw:start-shape="id82" draw:start-glue-point="2" draw:end-shape="id83" draw:end-glue-point="0" svg:d="M18100 9800v501l-400 198v501" svg:viewBox="0 0 401 1201">
          <text:p/>
        </draw:connector>
        <draw:custom-shape draw:style-name="gr6" draw:text-style-name="P3" xml:id="id86" draw:id="id86" draw:layer="Layout" svg:width="1.4cm" svg:height="1.4cm" svg:x="19.9cm" svg:y="13.8cm">
          <text:p text:style-name="P3"><text:span text:style-name="T1">CB4</text:span></text:p>
          <draw:enhanced-geometry svg:viewBox="0 0 21600 21600" draw:type="rectangle" draw:enhanced-path="M 0 0 L 21600 0 21600 21600 0 21600 0 0 Z N"/>
        </draw:custom-shape>
        <draw:custom-shape draw:style-name="gr6" draw:text-style-name="P3" xml:id="id85" draw:id="id85" draw:layer="Layout" svg:width="1.4cm" svg:height="1.4cm" svg:x="20.9cm" svg:y="11cm">
          <text:p text:style-name="P3"><text:span text:style-name="T1">S3</text:span></text:p>
          <draw:enhanced-geometry svg:viewBox="0 0 21600 21600" draw:type="rectangle" draw:enhanced-path="M 0 0 L 21600 0 21600 21600 0 21600 0 0 Z N"/>
        </draw:custom-shape>
        <draw:custom-shape draw:style-name="gr6" draw:text-style-name="P3" xml:id="id87" draw:id="id87" draw:layer="Layout" svg:width="1.4cm" svg:height="1.4cm" svg:x="22.1cm" svg:y="13.8cm">
          <text:p text:style-name="P3"><text:span text:style-name="T1">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84" draw:start-glue-point="0" draw:end-shape="id82" draw:end-glue-point="2" svg:d="M19700 11000v-501l-1600-198v-501" svg:viewBox="0 0 1601 1201">
          <text:p/>
        </draw:connector>
        <draw:connector draw:style-name="gr7" draw:text-style-name="P2" draw:layer="layout" draw:type="lines" svg:x1="21.6cm" svg:y1="11cm" svg:x2="18.1cm" svg:y2="9.8cm" draw:start-shape="id85" draw:start-glue-point="0" draw:end-shape="id82" draw:end-glue-point="2" svg:d="M21600 11000v-501l-3500-198v-501" svg:viewBox="0 0 3501 1201">
          <text:p/>
        </draw:connector>
        <draw:connector draw:style-name="gr7" draw:text-style-name="P2" draw:layer="layout" draw:type="lines" svg:x1="21.6cm" svg:y1="12.4cm" svg:x2="20.6cm" svg:y2="13.8cm" draw:start-shape="id85" draw:start-glue-point="2" draw:end-shape="id86" draw:end-glue-point="0" svg:d="M21600 12400v501l-1000 398v501" svg:viewBox="0 0 1001 1401">
          <text:p/>
        </draw:connector>
        <draw:connector draw:style-name="gr7" draw:text-style-name="P2" draw:layer="layout" draw:type="lines" svg:x1="21.6cm" svg:y1="12.4cm" svg:x2="22.8cm" svg:y2="13.8cm" draw:start-shape="id85" draw:start-glue-point="2" draw:end-shape="id87" draw:end-glue-point="0" svg:d="M21600 12400v501l1200 398v501" svg:viewBox="0 0 1201 1401">
          <text:p/>
        </draw:connector>
        <draw:line draw:style-name="gr24" draw:text-style-name="P2" draw:layer="layout" svg:x1="12cm" svg:y1="5.6cm" svg:x2="12cm" svg:y2="15.4cm">
          <text:p/>
        </draw:line>
        <draw:custom-shape draw:style-name="gr8" draw:text-style-name="P3" xml:id="id88" draw:id="id88" draw:layer="Layout" svg:width="1.4cm" svg:height="1.4cm" svg:x="4.6cm" svg:y="6.2cm">
          <text:p text:style-name="P3"><text:span text:style-name="T2">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94" draw:id="id94" draw:layer="Layout" svg:width="1.4cm" svg:height="1.4cm" svg:x="2.4cm" svg:y="8.9cm">
          <text:p text:style-name="P3"><text:span text:style-name="T2">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90" draw:id="id90" draw:layer="Layout" svg:width="1.4cm" svg:height="1.4cm" svg:x="6.2cm" svg:y="8.9cm">
          <text:p text:style-name="P3"><text:span text:style-name="T2">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xml:id="id92" draw:id="id92" draw:layer="Layout" svg:width="1.4cm" svg:height="1.4cm" svg:x="6.2cm" svg:y="11.7cm">
          <text:p text:style-name="P3"><text:span text:style-name="T2">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13.6cm" svg:height="3.806cm" svg:x="12.2cm" svg:y="15.553cm">
          <draw:text-box>
            <text:p text:style-name="P4"><text:span text:style-name="T3">Contract</text:span><text:span text:style-name="T1"> defined on implementions</text:span></text:p>
            <text:list text:style-name="L3">
              <text:list-item>
                <text:p text:style-name="P4"><text:span text:style-name="T1">comprising </text:span><text:span text:style-name="T3">mode</text:span><text:span text:style-name="T1">s for this </text:span><text:span text:style-name="T3">impl</text:span></text:p>
                <text:list>
                  <text:list-item>
                    <text:p text:style-name="P4"><text:span text:style-name="T1">mode is a named set of clauses (either requirement or provision)</text:span></text:p>
                  </text:list-item>
                </text:list>
              </text:list-item>
            </text:list>
            <text:p text:style-name="P4"><text:span text:style-name="T1">PEs have a set of properties</text:span></text:p>
          </draw:text-box>
        </draw:frame>
        <draw:rect draw:style-name="gr58" draw:text-style-name="P5" xml:id="id89" draw:id="id89" draw:layer="layout" svg:width="3cm" svg:height="0.8cm" svg:x="5.6cm" svg:y="7cm" draw:corner-radius="0.5cm">
          <text:p text:style-name="P3"><text:span text:style-name="T2">I1.a#fast</text:span></text:p>
        </draw:rect>
        <draw:rect draw:style-name="gr59" draw:text-style-name="P5" draw:layer="layout" svg:width="1.8cm" svg:height="0.8cm" svg:x="5.6cm" svg:y="7.8cm" draw:corner-radius="0.5cm">
          <text:p text:style-name="P3"><text:span text:style-name="T2">I1.b</text:span></text:p>
        </draw:rect>
        <draw:rect draw:style-name="gr60" draw:text-style-name="P5" draw:layer="layout" svg:width="1.8cm" svg:height="0.8cm" svg:x="3cm" svg:y="9.9cm" draw:corner-radius="0.5cm">
          <text:p text:style-name="P3"><text:span text:style-name="T2">I2.a</text:span></text:p>
        </draw:rect>
        <draw:rect draw:style-name="gr61" draw:text-style-name="P5" xml:id="id95" draw:id="id95" draw:layer="layout" svg:width="3cm" svg:height="0.8cm" svg:x="3cm" svg:y="10.7cm" draw:corner-radius="0.5cm">
          <text:p text:style-name="P3"><text:span text:style-name="T2">I2.b</text:span><text:span text:style-name="T2">#slow</text:span></text:p>
        </draw:rect>
        <draw:rect draw:style-name="gr62" draw:text-style-name="P5" xml:id="id91" draw:id="id91" draw:layer="layout" svg:width="1.8cm" svg:height="0.8cm" svg:x="6.9cm" svg:y="9.9cm" draw:corner-radius="0.5cm">
          <text:p text:style-name="P3"><text:span text:style-name="T2">I3.a</text:span></text:p>
        </draw:rect>
        <draw:rect draw:style-name="gr63" draw:text-style-name="P5" draw:layer="layout" svg:width="1.8cm" svg:height="0.8cm" svg:x="6.9cm" svg:y="10.7cm" draw:corner-radius="0.5cm">
          <text:p text:style-name="P3"><text:span text:style-name="T2">I3.b</text:span></text:p>
        </draw:rect>
        <draw:rect draw:style-name="gr64" draw:text-style-name="P5" xml:id="id93" draw:id="id93" draw:layer="layout" svg:width="1.8cm" svg:height="0.8cm" svg:x="6.9cm" svg:y="12.7cm" draw:corner-radius="0.5cm">
          <text:p text:style-name="P3"><text:span text:style-name="T2">I4.a</text:span></text:p>
        </draw:rect>
        <draw:rect draw:style-name="gr65" draw:text-style-name="P5" draw:layer="layout" svg:width="1.8cm" svg:height="0.8cm" svg:x="6.9cm" svg:y="13.5cm" draw:corner-radius="0.5cm">
          <text:p text:style-name="P3"><text:span text:style-name="T2">I4.b</text:span></text:p>
        </draw:rect>
        <draw:connector draw:style-name="gr46" draw:text-style-name="P2"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2"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2"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2" draw:layer="layout" draw:type="curve" svg:x1="2.4cm" svg:y1="9.6cm" svg:x2="3cm" svg:y2="11.1cm" draw:start-shape="id94" draw:start-glue-point="6" draw:end-shape="id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3)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88" draw:start-glue-point="8" draw:end-shape="id90" draw:end-glue-point="6" svg:d="M5300 7600v500l399 1500h501" svg:viewBox="0 0 901 2001">
          <text:p/>
        </draw:connector>
        <draw:connector draw:style-name="gr22" draw:text-style-name="P2" draw:layer="layout" draw:type="lines" svg:x1="5.3cm" svg:y1="7.6cm" svg:x2="3.8cm" svg:y2="9.6cm" draw:start-shape="id88" draw:start-glue-point="8" draw:end-shape="id94" draw:end-glue-point="10" svg:d="M5300 7600v500l-1000 1500h-500" svg:viewBox="0 0 1501 2001">
          <text:p/>
        </draw:connector>
        <draw:connector draw:style-name="gr22" draw:text-style-name="P2" draw:layer="layout" draw:type="lines" svg:x1="6.405cm" svg:y1="10.095cm" svg:x2="6.405cm" svg:y2="11.905cm" draw:start-shape="id90" draw:start-glue-point="7" draw:end-shape="id92" draw:end-glue-point="5" svg:d="M6405 10095v705 399 706" svg:viewBox="0 0 1 1811">
          <text:p/>
        </draw:connector>
        <draw:custom-shape draw:style-name="gr23" draw:text-style-name="P3" xml:id="id96" draw:id="id96" draw:layer="Layout" svg:width="4.8cm" svg:height="1.4cm" svg:x="9.6cm" svg:y="4cm">
          <text:p text:style-name="P3">virtual root</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96" draw:start-glue-point="5" draw:end-shape="id88" draw:end-glue-point="4" svg:d="M9600 4700h-501l-3799 999v501" svg:viewBox="0 0 4301 1501">
          <text:p/>
        </draw:connector>
        <draw:connector draw:style-name="gr7" draw:text-style-name="P2"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 xml:id="id97" draw:id="id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98" draw:id="id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97" draw:start-glue-point="10" draw:end-shape="id98" draw:end-glue-point="3" svg:d="M20001 5399v1001h599" svg:viewBox="0 0 600 1002">
          <text:p/>
        </draw:connector>
        <draw:custom-shape draw:style-name="gr56" draw:text-style-name="P1" xml:id="id99" draw:id="id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97" draw:start-glue-point="10" draw:end-shape="id99" draw:end-glue-point="3" svg:d="M20001 5399v2401h599" svg:viewBox="0 0 600 2402">
          <text:p/>
        </draw:connector>
        <draw:custom-shape draw:style-name="gr56" draw:text-style-name="P1" xml:id="id100" draw:id="id1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97" draw:start-glue-point="10" draw:end-shape="id100" draw:end-glue-point="3" svg:d="M20001 5399v3401h599" svg:viewBox="0 0 600 3402">
          <text:p/>
        </draw:connector>
        <draw:frame draw:style-name="gr2" draw:text-style-name="P11" draw:layer="layout" svg:width="0.748cm" svg:height="0.962cm" svg:x="20.073cm" svg:y="7.2cm">
          <draw:text-box>
            <text:p text:style-name="P11">*</text:p>
          </draw:text-box>
        </draw:frame>
        <draw:frame draw:style-name="gr2" draw:text-style-name="P11" draw:layer="layout" svg:width="0.748cm" svg:height="0.962cm" svg:x="20.073cm" svg:y="5.8cm">
          <draw:text-box>
            <text:p text:style-name="P11">*</text:p>
          </draw:text-box>
        </draw:frame>
        <draw:connector draw:style-name="gr7" draw:text-style-name="P2" draw:layer="layout" draw:type="lines" svg:x1="12cm" svg:y1="4cm" svg:x2="21.3cm" svg:y2="4.343cm" draw:start-shape="id96" draw:start-glue-point="4" draw:end-shape="id97" draw:end-glue-point="5" svg:d="M12000 4000v-501l9300 342v502" svg:viewBox="0 0 9301 845">
          <text:p/>
        </draw:connector>
        <draw:custom-shape draw:style-name="gr66" draw:text-style-name="P1" xml:id="id101" draw:id="id101" draw:layer="layout" svg:width="9.399cm" svg:height="4.8cm" svg:x="1.001cm" svg:y="15.2cm">
          <text:p text:style-name="P1">I1.a#fast (</text:p>
          <text:p text:style-name="P1"><text:s/>requires C2 { <text:span text:style-name="T11">p2 min 3</text:span> }</text:p>
          <text:p text:style-name="P1"><text:s/>requires C3 { p3 min 5 }</text:p>
          <text:p text:style-name="P1"><text:s/>requires PE { cpu-load max 0.5</text:p>
          <text:p text:style-name="P1"><text:s text:c="3"/>ram-free min 1.2*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4cm" svg:y2="17.6cm" draw:start-shape="id89" draw:start-glue-point="1" draw:end-shape="id101" svg:d="M8600 7400h2300v10200h-500" svg:viewBox="0 0 2301 10201">
          <text:p/>
        </draw:connector>
        <draw:custom-shape draw:style-name="gr68" draw:text-style-name="P5" xml:id="id102" draw:id="id102" draw:layer="layout" svg:width="3.8cm" svg:height="0.8cm" svg:x="15.3cm" svg:y="12.8cm">
          <text:p text:style-name="P5">ProvClause</text:p>
          <draw:enhanced-geometry svg:viewBox="0 0 21600 21600" draw:type="rectangle" draw:enhanced-path="M 0 0 L 21600 0 21600 21600 0 21600 0 0 Z N"/>
        </draw:custom-shape>
        <draw:connector draw:style-name="gr69" draw:text-style-name="P2" draw:layer="layout" svg:x1="14.801cm" svg:y1="12.4cm" svg:x2="15.3cm" svg:y2="13.2cm" draw:start-shape="id80" draw:start-glue-point="4" draw:end-shape="id102" draw:end-glue-point="3" svg:d="M14801 12400v800h499" svg:viewBox="0 0 500 801">
          <text:p/>
        </draw:connector>
        <draw:frame draw:style-name="gr2" draw:text-style-name="P12" draw:layer="layout" svg:width="0.748cm" svg:height="0.962cm" svg:x="14.748cm" svg:y="12.665cm">
          <draw:text-box>
            <text:p text:style-name="P12">*</text:p>
          </draw:text-box>
        </draw:frame>
        <presentation:notes draw:style-name="dp2">
          <draw:page-thumbnail draw:style-name="gr5" draw:layer="layout" svg:width="14.848cm" svg:height="11.135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16T13:35:11.040644620</dc:date>
    <dc:creator>René Schöne</dc:creator>
    <meta:editing-duration>PT2H57M53S</meta:editing-duration>
    <meta:editing-cycles>13</meta:editing-cycles>
    <meta:generator>LibreOffice/4.2.8.2$Linux_x86 LibreOffice_project/420$Build-2</meta:generator>
    <meta:document-statistic meta:object-count="316"/>
  </office:meta>
</office:document-meta>
</file>